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O-normal">
      <style:paragraph-properties fo:margin-left="0cm" fo:margin-right="0cm" fo:line-height="150%" fo:text-indent="0cm" style:auto-text-indent="false"/>
      <style:text-properties officeooo:paragraph-rsid="0019543a"/>
    </style:style>
    <style:style style:name="P2" style:family="paragraph" style:parent-style-name="Standard">
      <style:paragraph-properties fo:line-height="150%"/>
      <style:text-properties officeooo:paragraph-rsid="004a786d"/>
    </style:style>
    <style:style style:name="P3" style:family="paragraph" style:parent-style-name="Standard">
      <style:paragraph-properties fo:line-height="150%"/>
      <style:text-properties officeooo:paragraph-rsid="004abc68"/>
    </style:style>
    <style:style style:name="P4" style:family="paragraph" style:parent-style-name="Standard">
      <style:paragraph-properties fo:line-height="150%"/>
      <style:text-properties officeooo:paragraph-rsid="0056731a"/>
    </style:style>
    <style:style style:name="P5" style:family="paragraph" style:parent-style-name="Standard">
      <style:paragraph-properties fo:line-height="150%"/>
      <style:text-properties officeooo:paragraph-rsid="00568709"/>
    </style:style>
    <style:style style:name="P6" style:family="paragraph" style:parent-style-name="Standard">
      <style:paragraph-properties fo:line-height="150%"/>
      <style:text-properties officeooo:paragraph-rsid="005c6bac"/>
    </style:style>
    <style:style style:name="P7" style:family="paragraph" style:parent-style-name="Standard">
      <style:paragraph-properties fo:line-height="150%"/>
      <style:text-properties officeooo:paragraph-rsid="0066343f"/>
    </style:style>
    <style:style style:name="P8" style:family="paragraph" style:parent-style-name="Standard">
      <style:paragraph-properties fo:line-height="150%"/>
      <style:text-properties officeooo:paragraph-rsid="0073cb5e"/>
    </style:style>
    <style:style style:name="P9" style:family="paragraph" style:parent-style-name="Standard">
      <style:paragraph-properties fo:line-height="150%"/>
      <style:text-properties fo:color="#bf0041" style:font-name="Arial" fo:font-size="12pt" officeooo:rsid="00450613" officeooo:paragraph-rsid="00450613" style:font-size-asian="12pt" style:font-size-complex="12pt"/>
    </style:style>
    <style:style style:name="P10" style:family="paragraph" style:parent-style-name="Standard">
      <style:paragraph-properties fo:line-height="150%"/>
      <style:text-properties fo:color="#bf0041" style:font-name="Arial" fo:font-size="12pt" officeooo:rsid="004047ac" officeooo:paragraph-rsid="00450613" style:font-size-asian="12pt" style:font-size-complex="12pt"/>
    </style:style>
    <style:style style:name="P11" style:family="paragraph" style:parent-style-name="Standard">
      <style:paragraph-properties fo:line-height="150%"/>
      <style:text-properties fo:color="#bf0041" style:font-name="Arial" fo:font-size="12pt" officeooo:rsid="004047ac" officeooo:paragraph-rsid="004047ac" style:font-size-asian="12pt" style:font-size-complex="12pt"/>
    </style:style>
    <style:style style:name="P12" style:family="paragraph" style:parent-style-name="Standard">
      <style:paragraph-properties fo:line-height="150%"/>
      <style:text-properties fo:color="#bf0041" style:font-name="Arial" fo:font-size="12pt" officeooo:rsid="0043725e" officeooo:paragraph-rsid="0046ae4c" style:font-size-asian="12pt" style:font-size-complex="12pt"/>
    </style:style>
    <style:style style:name="P13" style:family="paragraph" style:parent-style-name="Standard">
      <style:paragraph-properties fo:line-height="150%"/>
      <style:text-properties fo:color="#bf0041" style:font-name="Arial" fo:font-size="12pt" style:font-size-asian="12pt" style:font-size-complex="12pt"/>
    </style:style>
    <style:style style:name="P14" style:family="paragraph" style:parent-style-name="Standard">
      <style:paragraph-properties fo:line-height="150%"/>
      <style:text-properties fo:color="#bf0041" style:font-name="Arial" fo:font-size="12pt" officeooo:paragraph-rsid="00473934" style:font-size-asian="12pt" style:font-size-complex="12pt"/>
    </style:style>
    <style:style style:name="P15" style:family="paragraph" style:parent-style-name="Standard">
      <style:paragraph-properties fo:line-height="150%"/>
      <style:text-properties fo:color="#bf0041" style:font-name="Arial" fo:font-size="12pt" officeooo:paragraph-rsid="001abfb9" style:font-size-asian="12pt" style:font-size-complex="12pt"/>
    </style:style>
    <style:style style:name="P16" style:family="paragraph" style:parent-style-name="Standard">
      <style:paragraph-properties fo:line-height="150%"/>
      <style:text-properties fo:color="#bf0041" style:font-name="Arial" fo:font-size="12pt" officeooo:paragraph-rsid="001dbd69" style:font-size-asian="12pt" style:font-size-complex="12pt"/>
    </style:style>
    <style:style style:name="P17" style:family="paragraph" style:parent-style-name="Standard">
      <style:paragraph-properties fo:line-height="150%"/>
      <style:text-properties fo:color="#bf0041" style:font-name="Arial" fo:font-size="12pt" officeooo:paragraph-rsid="0021ecb9" style:font-size-asian="12pt" style:font-size-complex="12pt"/>
    </style:style>
    <style:style style:name="P18" style:family="paragraph" style:parent-style-name="Standard">
      <style:paragraph-properties fo:line-height="150%"/>
      <style:text-properties fo:color="#bf0041" style:font-name="Arial" fo:font-size="12pt" officeooo:paragraph-rsid="002e9fc1" style:font-size-asian="12pt" style:font-size-complex="12pt"/>
    </style:style>
    <style:style style:name="P19" style:family="paragraph" style:parent-style-name="Standard">
      <style:paragraph-properties fo:line-height="150%"/>
      <style:text-properties fo:color="#bf0041" style:font-name="Arial" fo:font-size="12pt" officeooo:rsid="00473934" officeooo:paragraph-rsid="00473934" style:font-size-asian="12pt" style:font-size-complex="12pt"/>
    </style:style>
    <style:style style:name="P20" style:family="paragraph" style:parent-style-name="Standard">
      <style:paragraph-properties fo:line-height="150%"/>
      <style:text-properties fo:color="#bf0041" style:font-name="Arial" fo:font-size="12pt" officeooo:rsid="0012fa52" officeooo:paragraph-rsid="0012fa52" style:font-size-asian="12pt" style:font-size-complex="12pt"/>
    </style:style>
    <style:style style:name="P21" style:family="paragraph" style:parent-style-name="Standard">
      <style:paragraph-properties fo:line-height="150%"/>
      <style:text-properties fo:color="#bf0041" style:font-name="Arial" fo:font-size="12pt" officeooo:rsid="00171a9c" officeooo:paragraph-rsid="00171a9c" style:font-size-asian="12pt" style:font-size-complex="12pt"/>
    </style:style>
    <style:style style:name="P22" style:family="paragraph" style:parent-style-name="Standard">
      <style:paragraph-properties fo:line-height="150%"/>
      <style:text-properties fo:color="#bf0041" style:font-name="Arial" fo:font-size="12pt" officeooo:rsid="00171a9c" officeooo:paragraph-rsid="0017fd08" style:font-size-asian="12pt" style:font-size-complex="12pt"/>
    </style:style>
    <style:style style:name="P23" style:family="paragraph" style:parent-style-name="Standard">
      <style:paragraph-properties fo:line-height="150%"/>
      <style:text-properties fo:color="#bf0041" style:font-name="Arial" fo:font-size="12pt" officeooo:rsid="0047baf6" officeooo:paragraph-rsid="0047baf6" style:font-size-asian="12pt" style:font-size-complex="12pt"/>
    </style:style>
    <style:style style:name="P24" style:family="paragraph" style:parent-style-name="Standard">
      <style:paragraph-properties fo:line-height="150%"/>
      <style:text-properties fo:color="#bf0041" style:font-name="Arial" fo:font-size="12pt" officeooo:rsid="004abc68" officeooo:paragraph-rsid="004abc68" style:font-size-asian="12pt" style:font-size-complex="12pt"/>
    </style:style>
    <style:style style:name="P25" style:family="paragraph" style:parent-style-name="Standard">
      <style:paragraph-properties fo:line-height="150%"/>
      <style:text-properties fo:color="#bf0041" style:font-name="Arial" fo:font-size="12pt" officeooo:rsid="004abc68" officeooo:paragraph-rsid="004c5adc" style:font-size-asian="12pt" style:font-size-complex="12pt"/>
    </style:style>
    <style:style style:name="P26" style:family="paragraph" style:parent-style-name="Standard">
      <style:paragraph-properties fo:line-height="150%"/>
      <style:text-properties fo:color="#bf0041" style:font-name="Arial" fo:font-size="12pt" officeooo:rsid="0019543a" officeooo:paragraph-rsid="0019543a" style:font-size-asian="12pt" style:font-size-complex="12pt"/>
    </style:style>
    <style:style style:name="P27" style:family="paragraph" style:parent-style-name="Standard">
      <style:paragraph-properties fo:line-height="150%"/>
      <style:text-properties fo:color="#bf0041" style:font-name="Arial" fo:font-size="12pt" officeooo:rsid="0019543a" officeooo:paragraph-rsid="001abfb9" style:font-size-asian="12pt" style:font-size-complex="12pt"/>
    </style:style>
    <style:style style:name="P28" style:family="paragraph" style:parent-style-name="Standard">
      <style:paragraph-properties fo:line-height="150%"/>
      <style:text-properties fo:color="#bf0041" style:font-name="Arial" fo:font-size="12pt" officeooo:rsid="001abfb9" officeooo:paragraph-rsid="001abfb9" style:font-size-asian="12pt" style:font-size-complex="12pt"/>
    </style:style>
    <style:style style:name="P29" style:family="paragraph" style:parent-style-name="Standard">
      <style:paragraph-properties fo:line-height="150%"/>
      <style:text-properties fo:color="#bf0041" style:font-name="Arial" fo:font-size="12pt" officeooo:rsid="001abfb9" officeooo:paragraph-rsid="001bf3f0" style:font-size-asian="12pt" style:font-size-complex="12pt"/>
    </style:style>
    <style:style style:name="P30" style:family="paragraph" style:parent-style-name="Standard">
      <style:paragraph-properties fo:line-height="150%"/>
      <style:text-properties fo:color="#bf0041" style:font-name="Arial" fo:font-size="12pt" officeooo:rsid="001abfb9" officeooo:paragraph-rsid="004dc442" style:font-size-asian="12pt" style:font-size-complex="12pt"/>
    </style:style>
    <style:style style:name="P31" style:family="paragraph" style:parent-style-name="Standard">
      <style:paragraph-properties fo:line-height="150%"/>
      <style:text-properties fo:color="#bf0041" style:font-name="Arial" fo:font-size="12pt" officeooo:rsid="004c5adc" officeooo:paragraph-rsid="004c5adc" style:font-size-asian="12pt" style:font-size-complex="12pt"/>
    </style:style>
    <style:style style:name="P32" style:family="paragraph" style:parent-style-name="Standard">
      <style:paragraph-properties fo:line-height="150%"/>
      <style:text-properties fo:color="#bf0041" style:font-name="Arial" fo:font-size="12pt" officeooo:rsid="004dc442" officeooo:paragraph-rsid="004dc442" style:font-size-asian="12pt" style:font-size-complex="12pt"/>
    </style:style>
    <style:style style:name="P33" style:family="paragraph" style:parent-style-name="Standard">
      <style:paragraph-properties fo:line-height="150%"/>
      <style:text-properties fo:color="#bf0041" style:font-name="Arial" fo:font-size="12pt" officeooo:rsid="001dbd69" officeooo:paragraph-rsid="001dbd69" style:font-size-asian="12pt" style:font-size-complex="12pt"/>
    </style:style>
    <style:style style:name="P34" style:family="paragraph" style:parent-style-name="Standard">
      <style:paragraph-properties fo:line-height="150%"/>
      <style:text-properties fo:color="#bf0041" style:font-name="Arial" fo:font-size="12pt" officeooo:rsid="006d6378" officeooo:paragraph-rsid="006d6378" style:font-size-asian="12pt" style:font-size-complex="12pt"/>
    </style:style>
    <style:style style:name="P35" style:family="paragraph" style:parent-style-name="Standard">
      <style:paragraph-properties fo:line-height="150%"/>
      <style:text-properties fo:color="#bf0041" style:font-name="Arial" fo:font-size="12pt" officeooo:rsid="004fc8c5" officeooo:paragraph-rsid="001f1c80" style:font-size-asian="12pt" style:font-size-complex="12pt"/>
    </style:style>
    <style:style style:name="P36" style:family="paragraph" style:parent-style-name="Standard">
      <style:paragraph-properties fo:line-height="150%"/>
      <style:text-properties fo:color="#bf0041" style:font-name="Arial" fo:font-size="12pt" officeooo:rsid="00521d55" officeooo:paragraph-rsid="00521d55" style:font-size-asian="12pt" style:font-size-complex="12pt"/>
    </style:style>
    <style:style style:name="P37" style:family="paragraph" style:parent-style-name="Standard">
      <style:paragraph-properties fo:line-height="150%"/>
      <style:text-properties fo:color="#bf0041" style:font-name="Arial" fo:font-size="12pt" officeooo:rsid="00201898" officeooo:paragraph-rsid="00521d55" style:font-size-asian="12pt" style:font-size-complex="12pt"/>
    </style:style>
    <style:style style:name="P38" style:family="paragraph" style:parent-style-name="Standard">
      <style:paragraph-properties fo:line-height="150%"/>
      <style:text-properties fo:color="#bf0041" style:font-name="Arial" fo:font-size="12pt" officeooo:rsid="00201898" officeooo:paragraph-rsid="00201898" style:font-size-asian="12pt" style:font-size-complex="12pt"/>
    </style:style>
    <style:style style:name="P39" style:family="paragraph" style:parent-style-name="Standard">
      <style:paragraph-properties fo:line-height="150%"/>
      <style:text-properties fo:color="#bf0041" style:font-name="Arial" fo:font-size="12pt" officeooo:rsid="0021a8e5" officeooo:paragraph-rsid="00521d55" style:font-size-asian="12pt" style:font-size-complex="12pt"/>
    </style:style>
    <style:style style:name="P40" style:family="paragraph" style:parent-style-name="Standard">
      <style:paragraph-properties fo:line-height="150%"/>
      <style:text-properties fo:color="#bf0041" style:font-name="Arial" fo:font-size="12pt" officeooo:rsid="0021a8e5" officeooo:paragraph-rsid="0012fa52" style:font-size-asian="12pt" style:font-size-complex="12pt"/>
    </style:style>
    <style:style style:name="P41" style:family="paragraph" style:parent-style-name="Standard">
      <style:paragraph-properties fo:line-height="150%"/>
      <style:text-properties fo:color="#bf0041" style:font-name="Arial" fo:font-size="12pt" officeooo:rsid="0028cad4" officeooo:paragraph-rsid="0028cad4" style:font-size-asian="12pt" style:font-size-complex="12pt"/>
    </style:style>
    <style:style style:name="P42" style:family="paragraph" style:parent-style-name="Standard">
      <style:paragraph-properties fo:line-height="150%"/>
      <style:text-properties fo:color="#bf0041" style:font-name="Arial" fo:font-size="12pt" officeooo:rsid="00314f02" officeooo:paragraph-rsid="00521dab" style:font-size-asian="12pt" style:font-size-complex="12pt"/>
    </style:style>
    <style:style style:name="P43" style:family="paragraph" style:parent-style-name="Standard">
      <style:paragraph-properties fo:line-height="150%"/>
      <style:text-properties fo:color="#bf0041" style:font-name="Arial" fo:font-size="12pt" officeooo:rsid="002a93b4" officeooo:paragraph-rsid="002a93b4" style:font-size-asian="12pt" style:font-size-complex="12pt"/>
    </style:style>
    <style:style style:name="P44" style:family="paragraph" style:parent-style-name="Standard">
      <style:paragraph-properties fo:line-height="150%"/>
      <style:text-properties fo:color="#bf0041" style:font-name="Arial" fo:font-size="12pt" officeooo:rsid="026ac15a" officeooo:paragraph-rsid="002a93b4" style:font-size-asian="12pt" style:font-size-complex="12pt"/>
    </style:style>
    <style:style style:name="P45" style:family="paragraph" style:parent-style-name="Standard">
      <style:paragraph-properties fo:line-height="150%"/>
      <style:text-properties fo:color="#bf0041" style:font-name="Arial" fo:font-size="12pt" officeooo:rsid="0053b820" officeooo:paragraph-rsid="0053b820" style:font-size-asian="12pt" style:font-size-complex="12pt"/>
    </style:style>
    <style:style style:name="P46" style:family="paragraph" style:parent-style-name="Standard">
      <style:paragraph-properties fo:line-height="150%"/>
      <style:text-properties fo:color="#bf0041" style:font-name="Arial" fo:font-size="12pt" officeooo:rsid="0032e856" officeooo:paragraph-rsid="0032e856" style:font-size-asian="12pt" style:font-size-complex="12pt"/>
    </style:style>
    <style:style style:name="P47" style:family="paragraph" style:parent-style-name="Standard">
      <style:paragraph-properties fo:line-height="150%"/>
      <style:text-properties fo:color="#bf0041" style:font-name="Arial" fo:font-size="12pt" officeooo:rsid="0032e856" officeooo:paragraph-rsid="0053b820" style:font-size-asian="12pt" style:font-size-complex="12pt"/>
    </style:style>
    <style:style style:name="P48" style:family="paragraph" style:parent-style-name="Standard">
      <style:paragraph-properties fo:line-height="150%"/>
      <style:text-properties fo:color="#bf0041" style:font-name="Arial" fo:font-size="12pt" officeooo:rsid="0032e856" officeooo:paragraph-rsid="0012fa52" style:font-size-asian="12pt" style:font-size-complex="12pt"/>
    </style:style>
    <style:style style:name="P49" style:family="paragraph" style:parent-style-name="Standard">
      <style:paragraph-properties fo:line-height="150%"/>
      <style:text-properties fo:color="#bf0041" style:font-name="Arial" fo:font-size="12pt" officeooo:rsid="02792ca4" officeooo:paragraph-rsid="0053b820" style:font-size-asian="12pt" style:font-size-complex="12pt"/>
    </style:style>
    <style:style style:name="P50" style:family="paragraph" style:parent-style-name="Standard">
      <style:paragraph-properties fo:line-height="150%"/>
      <style:text-properties fo:color="#bf0041" style:font-name="Arial" fo:font-size="12pt" officeooo:rsid="003389a6" officeooo:paragraph-rsid="003389a6" style:font-size-asian="12pt" style:font-size-complex="12pt"/>
    </style:style>
    <style:style style:name="P51" style:family="paragraph" style:parent-style-name="Standard">
      <style:paragraph-properties fo:line-height="150%"/>
      <style:text-properties fo:color="#bf0041" style:font-name="Arial" fo:font-size="12pt" officeooo:rsid="00583458" officeooo:paragraph-rsid="00583458" style:font-size-asian="12pt" style:font-size-complex="12pt"/>
    </style:style>
    <style:style style:name="P52" style:family="paragraph" style:parent-style-name="Standard">
      <style:paragraph-properties fo:line-height="150%"/>
      <style:text-properties fo:color="#bf0041" style:font-name="Arial" fo:font-size="12pt" officeooo:rsid="0034e419" officeooo:paragraph-rsid="0034e419" style:font-size-asian="12pt" style:font-size-complex="12pt"/>
    </style:style>
    <style:style style:name="P53" style:family="paragraph" style:parent-style-name="Standard">
      <style:paragraph-properties fo:line-height="150%"/>
      <style:text-properties fo:color="#bf0041" style:font-name="Arial" fo:font-size="12pt" officeooo:rsid="0037d1ba" officeooo:paragraph-rsid="00583458" style:font-size-asian="12pt" style:font-size-complex="12pt"/>
    </style:style>
    <style:style style:name="P54" style:family="paragraph" style:parent-style-name="Standard">
      <style:paragraph-properties fo:line-height="150%"/>
      <style:text-properties fo:color="#bf0041" style:font-name="Arial" fo:font-size="12pt" officeooo:rsid="0058701f" officeooo:paragraph-rsid="0058701f" style:font-size-asian="12pt" style:font-size-complex="12pt"/>
    </style:style>
    <style:style style:name="P55" style:family="paragraph" style:parent-style-name="Standard">
      <style:paragraph-properties fo:line-height="150%"/>
      <style:text-properties fo:color="#bf0041" style:font-name="Arial" fo:font-size="12pt" officeooo:rsid="0038ee6d" officeooo:paragraph-rsid="003ab340" style:font-size-asian="12pt" style:font-size-complex="12pt"/>
    </style:style>
    <style:style style:name="P56" style:family="paragraph" style:parent-style-name="Standard">
      <style:paragraph-properties fo:line-height="150%"/>
      <style:text-properties fo:color="#bf0041" style:font-name="Arial" fo:font-size="12pt" officeooo:rsid="0038ee6d" officeooo:paragraph-rsid="0038ee6d" style:font-size-asian="12pt" style:font-size-complex="12pt"/>
    </style:style>
    <style:style style:name="P57" style:family="paragraph" style:parent-style-name="Standard">
      <style:paragraph-properties fo:line-height="150%"/>
      <style:text-properties fo:color="#bf0041" style:font-name="Arial" fo:font-size="12pt" officeooo:rsid="003c327a" officeooo:paragraph-rsid="003c327a" style:font-size-asian="12pt" style:font-size-complex="12pt"/>
    </style:style>
    <style:style style:name="P58" style:family="paragraph" style:parent-style-name="Standard">
      <style:paragraph-properties fo:line-height="150%"/>
      <style:text-properties fo:color="#bf0041" style:font-name="Arial" fo:font-size="12pt" officeooo:rsid="003c327a" officeooo:paragraph-rsid="003db7c8" style:font-size-asian="12pt" style:font-size-complex="12pt"/>
    </style:style>
    <style:style style:name="P59" style:family="paragraph" style:parent-style-name="Standard">
      <style:paragraph-properties fo:line-height="150%"/>
      <style:text-properties fo:color="#bf0041" style:font-name="Arial" fo:font-size="12pt" officeooo:rsid="003db7c8" officeooo:paragraph-rsid="003db7c8" style:font-size-asian="12pt" style:font-size-complex="12pt"/>
    </style:style>
    <style:style style:name="P60" style:family="paragraph" style:parent-style-name="Standard">
      <style:paragraph-properties fo:line-height="150%"/>
      <style:text-properties fo:color="#bf0041" style:font-name="Arial" fo:font-size="12pt" officeooo:rsid="003db7c8" officeooo:paragraph-rsid="0058cbc9" style:font-size-asian="12pt" style:font-size-complex="12pt"/>
    </style:style>
    <style:style style:name="P61" style:family="paragraph" style:parent-style-name="Standard">
      <style:paragraph-properties fo:line-height="150%"/>
      <style:text-properties fo:color="#bf0041" style:font-name="Arial" fo:font-size="12pt" officeooo:rsid="005c6bac" officeooo:paragraph-rsid="006ce1af" style:font-size-asian="12pt" style:font-size-complex="12pt"/>
    </style:style>
    <style:style style:name="P62" style:family="paragraph" style:parent-style-name="Standard">
      <style:paragraph-properties fo:line-height="150%"/>
      <style:text-properties fo:color="#bf0041" style:font-name="Arial" fo:font-size="12pt" officeooo:rsid="005fea9e" officeooo:paragraph-rsid="005fea9e" style:font-size-asian="12pt" style:font-size-complex="12pt"/>
    </style:style>
    <style:style style:name="P63" style:family="paragraph" style:parent-style-name="Standard">
      <style:paragraph-properties fo:line-height="150%"/>
      <style:text-properties fo:color="#bf0041" style:font-name="Arial" fo:font-size="12pt" fo:font-style="normal" officeooo:rsid="024ee57b" style:font-size-asian="12pt" style:font-style-asian="normal" style:font-size-complex="12pt" style:font-style-complex="normal"/>
    </style:style>
    <style:style style:name="P64" style:family="paragraph" style:parent-style-name="Standard">
      <style:paragraph-properties fo:line-height="150%"/>
      <style:text-properties fo:color="#bf0041" style:font-name="Arial" fo:font-size="12pt" fo:font-style="normal" officeooo:rsid="024ee57b" officeooo:paragraph-rsid="00473934" style:font-size-asian="12pt" style:font-style-asian="normal" style:font-size-complex="12pt" style:font-style-complex="normal"/>
    </style:style>
    <style:style style:name="P65" style:family="paragraph" style:parent-style-name="Standard">
      <style:paragraph-properties fo:line-height="150%"/>
      <style:text-properties fo:color="#bf0041" style:font-name="Arial" fo:font-size="12pt" fo:font-style="normal" officeooo:rsid="004f639b" officeooo:paragraph-rsid="004f639b" style:font-size-asian="12pt" style:font-style-asian="normal" style:font-size-complex="12pt" style:font-style-complex="normal"/>
    </style:style>
    <style:style style:name="P66" style:family="paragraph" style:parent-style-name="Standard">
      <style:paragraph-properties fo:line-height="150%"/>
      <style:text-properties fo:color="#bf0041" style:font-name="Arial" fo:font-size="12pt" fo:font-style="normal" officeooo:rsid="005fea9e" officeooo:paragraph-rsid="005fea9e" style:font-size-asian="12pt" style:font-style-asian="normal" style:font-size-complex="12pt" style:font-style-complex="normal"/>
    </style:style>
    <style:style style:name="P67" style:family="paragraph" style:parent-style-name="Standard">
      <style:paragraph-properties fo:line-height="150%"/>
      <style:text-properties fo:color="#bf0041" style:font-name="Arial" fo:font-size="12pt" officeooo:rsid="025fe329" officeooo:paragraph-rsid="0048ccd0" style:font-name-asian="Arial Unicode MS" style:font-size-asian="12pt" style:font-name-complex="Arial Unicode MS" style:font-size-complex="12pt"/>
    </style:style>
    <style:style style:name="P68" style:family="paragraph" style:parent-style-name="Standard">
      <style:paragraph-properties fo:line-height="150%"/>
      <style:text-properties fo:color="#bf0041" style:font-name="Arial" fo:font-size="12pt" fo:font-style="italic" officeooo:rsid="004abc68" officeooo:paragraph-rsid="004abc68" style:font-size-asian="12pt" style:font-style-asian="italic" style:font-size-complex="12pt" style:font-style-complex="italic"/>
    </style:style>
    <style:style style:name="P69" style:family="paragraph" style:parent-style-name="Standard">
      <style:paragraph-properties fo:line-height="150%"/>
      <style:text-properties fo:color="#bf0041" style:font-name="Arial" fo:font-size="12pt" fo:font-style="italic" officeooo:rsid="00201898" officeooo:paragraph-rsid="00521d55" style:font-size-asian="12pt" style:font-style-asian="italic" style:font-size-complex="12pt" style:font-style-complex="italic"/>
    </style:style>
    <style:style style:name="P70" style:family="paragraph" style:parent-style-name="Standard">
      <style:paragraph-properties fo:line-height="150%"/>
      <style:text-properties fo:color="#bf0041" style:font-name="Arial" fo:font-size="12pt" fo:font-weight="normal" officeooo:rsid="0032e856" officeooo:paragraph-rsid="0032e856" style:font-size-asian="12pt" style:font-weight-asian="normal" style:font-size-complex="12pt" style:font-weight-complex="normal"/>
    </style:style>
    <style:style style:name="P71" style:family="paragraph" style:parent-style-name="Standard">
      <style:paragraph-properties fo:line-height="150%"/>
      <style:text-properties style:font-name="Arial" fo:font-size="12pt" officeooo:rsid="0012fa52" officeooo:paragraph-rsid="0012fa52" style:font-size-asian="12pt" style:font-size-complex="12pt"/>
    </style:style>
    <style:style style:name="P72" style:family="paragraph" style:parent-style-name="Standard">
      <style:paragraph-properties fo:line-height="150%"/>
      <style:text-properties style:font-name="Arial" fo:font-size="12pt" officeooo:rsid="0012fa52" officeooo:paragraph-rsid="006ce1af" style:font-size-asian="12pt" style:font-size-complex="12pt"/>
    </style:style>
    <style:style style:name="P73" style:family="paragraph" style:parent-style-name="Standard">
      <style:paragraph-properties fo:line-height="150%"/>
      <style:text-properties style:font-name="Arial" fo:font-size="12pt" style:font-size-asian="12pt" style:font-size-complex="12pt"/>
    </style:style>
    <style:style style:name="P74" style:family="paragraph" style:parent-style-name="Standard">
      <style:paragraph-properties fo:line-height="150%"/>
      <style:text-properties style:font-name="Arial" fo:font-size="12pt" officeooo:paragraph-rsid="00450613" style:font-size-asian="12pt" style:font-size-complex="12pt"/>
    </style:style>
    <style:style style:name="P75" style:family="paragraph" style:parent-style-name="Standard">
      <style:paragraph-properties fo:line-height="150%"/>
      <style:text-properties style:font-name="Arial" fo:font-size="12pt" officeooo:paragraph-rsid="004047ac" style:font-size-asian="12pt" style:font-size-complex="12pt"/>
    </style:style>
    <style:style style:name="P76" style:family="paragraph" style:parent-style-name="Standard">
      <style:paragraph-properties fo:line-height="150%"/>
      <style:text-properties style:font-name="Arial" fo:font-size="12pt" officeooo:paragraph-rsid="0046ae4c" style:font-size-asian="12pt" style:font-size-complex="12pt"/>
    </style:style>
    <style:style style:name="P77" style:family="paragraph" style:parent-style-name="Standard">
      <style:paragraph-properties fo:line-height="150%"/>
      <style:text-properties style:font-name="Arial" fo:font-size="12pt" officeooo:paragraph-rsid="00473934" style:font-size-asian="12pt" style:font-size-complex="12pt"/>
    </style:style>
    <style:style style:name="P78" style:family="paragraph" style:parent-style-name="Standard">
      <style:paragraph-properties fo:line-height="150%"/>
      <style:text-properties style:font-name="Arial" fo:font-size="12pt" officeooo:paragraph-rsid="004a786d" style:font-size-asian="12pt" style:font-size-complex="12pt"/>
    </style:style>
    <style:style style:name="P79" style:family="paragraph" style:parent-style-name="Standard">
      <style:paragraph-properties fo:line-height="150%"/>
      <style:text-properties style:font-name="Arial" fo:font-size="12pt" officeooo:paragraph-rsid="0019543a" style:font-size-asian="12pt" style:font-size-complex="12pt"/>
    </style:style>
    <style:style style:name="P80" style:family="paragraph" style:parent-style-name="Standard">
      <style:paragraph-properties fo:line-height="150%"/>
      <style:text-properties style:font-name="Arial" fo:font-size="12pt" officeooo:paragraph-rsid="004abc68" style:font-size-asian="12pt" style:font-size-complex="12pt"/>
    </style:style>
    <style:style style:name="P81" style:family="paragraph" style:parent-style-name="Standard">
      <style:paragraph-properties fo:line-height="150%"/>
      <style:text-properties style:font-name="Arial" fo:font-size="12pt" officeooo:paragraph-rsid="004c5adc" style:font-size-asian="12pt" style:font-size-complex="12pt"/>
    </style:style>
    <style:style style:name="P82" style:family="paragraph" style:parent-style-name="Standard">
      <style:paragraph-properties fo:line-height="150%"/>
      <style:text-properties style:font-name="Arial" fo:font-size="12pt" officeooo:paragraph-rsid="004dc442" style:font-size-asian="12pt" style:font-size-complex="12pt"/>
    </style:style>
    <style:style style:name="P83" style:family="paragraph" style:parent-style-name="Standard">
      <style:paragraph-properties fo:line-height="150%"/>
      <style:text-properties style:font-name="Arial" fo:font-size="12pt" officeooo:paragraph-rsid="004f639b" style:font-size-asian="12pt" style:font-size-complex="12pt"/>
    </style:style>
    <style:style style:name="P84" style:family="paragraph" style:parent-style-name="Standard">
      <style:paragraph-properties fo:line-height="150%"/>
      <style:text-properties style:font-name="Arial" fo:font-size="12pt" officeooo:paragraph-rsid="001f1c80" style:font-size-asian="12pt" style:font-size-complex="12pt"/>
    </style:style>
    <style:style style:name="P85" style:family="paragraph" style:parent-style-name="Standard">
      <style:paragraph-properties fo:line-height="150%"/>
      <style:text-properties style:font-name="Arial" fo:font-size="12pt" officeooo:paragraph-rsid="00201898" style:font-size-asian="12pt" style:font-size-complex="12pt"/>
    </style:style>
    <style:style style:name="P86" style:family="paragraph" style:parent-style-name="Standard">
      <style:paragraph-properties fo:line-height="150%"/>
      <style:text-properties style:font-name="Arial" fo:font-size="12pt" officeooo:paragraph-rsid="00521d55" style:font-size-asian="12pt" style:font-size-complex="12pt"/>
    </style:style>
    <style:style style:name="P87" style:family="paragraph" style:parent-style-name="Standard">
      <style:paragraph-properties fo:line-height="150%"/>
      <style:text-properties style:font-name="Arial" fo:font-size="12pt" officeooo:paragraph-rsid="0021ecb9" style:font-size-asian="12pt" style:font-size-complex="12pt"/>
    </style:style>
    <style:style style:name="P88" style:family="paragraph" style:parent-style-name="Standard">
      <style:paragraph-properties fo:line-height="150%"/>
      <style:text-properties style:font-name="Arial" fo:font-size="12pt" officeooo:paragraph-rsid="00250577" style:font-size-asian="12pt" style:font-size-complex="12pt"/>
    </style:style>
    <style:style style:name="P89" style:family="paragraph" style:parent-style-name="Standard">
      <style:paragraph-properties fo:line-height="150%"/>
      <style:text-properties style:font-name="Arial" fo:font-size="12pt" officeooo:paragraph-rsid="00521dab" style:font-size-asian="12pt" style:font-size-complex="12pt"/>
    </style:style>
    <style:style style:name="P90" style:family="paragraph" style:parent-style-name="Standard">
      <style:paragraph-properties fo:line-height="150%"/>
      <style:text-properties style:font-name="Arial" fo:font-size="12pt" officeooo:paragraph-rsid="00568709" style:font-size-asian="12pt" style:font-size-complex="12pt"/>
    </style:style>
    <style:style style:name="P91" style:family="paragraph" style:parent-style-name="Standard">
      <style:paragraph-properties fo:line-height="150%"/>
      <style:text-properties style:font-name="Arial" fo:font-size="12pt" officeooo:paragraph-rsid="0032e856" style:font-size-asian="12pt" style:font-size-complex="12pt"/>
    </style:style>
    <style:style style:name="P92" style:family="paragraph" style:parent-style-name="Standard">
      <style:paragraph-properties fo:line-height="150%"/>
      <style:text-properties style:font-name="Arial" fo:font-size="12pt" officeooo:paragraph-rsid="0053b820" style:font-size-asian="12pt" style:font-size-complex="12pt"/>
    </style:style>
    <style:style style:name="P93" style:family="paragraph" style:parent-style-name="Standard">
      <style:paragraph-properties fo:line-height="150%"/>
      <style:text-properties style:font-name="Arial" fo:font-size="12pt" officeooo:paragraph-rsid="0056b064" style:font-size-asian="12pt" style:font-size-complex="12pt"/>
    </style:style>
    <style:style style:name="P94" style:family="paragraph" style:parent-style-name="Standard">
      <style:paragraph-properties fo:line-height="150%"/>
      <style:text-properties style:font-name="Arial" fo:font-size="12pt" officeooo:paragraph-rsid="003389a6" style:font-size-asian="12pt" style:font-size-complex="12pt"/>
    </style:style>
    <style:style style:name="P95" style:family="paragraph" style:parent-style-name="Standard">
      <style:paragraph-properties fo:line-height="150%"/>
      <style:text-properties style:font-name="Arial" fo:font-size="12pt" officeooo:paragraph-rsid="0058701f" style:font-size-asian="12pt" style:font-size-complex="12pt"/>
    </style:style>
    <style:style style:name="P96" style:family="paragraph" style:parent-style-name="Standard">
      <style:paragraph-properties fo:line-height="150%"/>
      <style:text-properties style:font-name="Arial" fo:font-size="12pt" officeooo:paragraph-rsid="0038ee6d" style:font-size-asian="12pt" style:font-size-complex="12pt"/>
    </style:style>
    <style:style style:name="P97" style:family="paragraph" style:parent-style-name="Standard">
      <style:paragraph-properties fo:line-height="150%"/>
      <style:text-properties style:font-name="Arial" fo:font-size="12pt" officeooo:paragraph-rsid="006099a4" style:font-size-asian="12pt" style:font-size-complex="12pt"/>
    </style:style>
    <style:style style:name="P98" style:family="paragraph" style:parent-style-name="Standard">
      <style:paragraph-properties fo:line-height="150%"/>
      <style:text-properties style:font-name="Arial" fo:font-size="12pt" officeooo:paragraph-rsid="0058cbc9" style:font-size-asian="12pt" style:font-size-complex="12pt"/>
    </style:style>
    <style:style style:name="P99" style:family="paragraph" style:parent-style-name="Standard">
      <style:paragraph-properties fo:line-height="150%"/>
      <style:text-properties style:font-name="Arial" fo:font-size="12pt" officeooo:paragraph-rsid="006ce1af" style:font-size-asian="12pt" style:font-size-complex="12pt"/>
    </style:style>
    <style:style style:name="P100" style:family="paragraph" style:parent-style-name="Standard">
      <style:paragraph-properties fo:line-height="150%"/>
      <style:text-properties style:font-name="Arial" fo:font-size="12pt" officeooo:paragraph-rsid="005c6bac" style:font-size-asian="12pt" style:font-size-complex="12pt"/>
    </style:style>
    <style:style style:name="P101" style:family="paragraph" style:parent-style-name="Standard">
      <style:paragraph-properties fo:line-height="150%"/>
      <style:text-properties style:font-name="Arial" fo:font-size="12pt" officeooo:paragraph-rsid="005fea9e" style:font-size-asian="12pt" style:font-size-complex="12pt"/>
    </style:style>
    <style:style style:name="P102" style:family="paragraph" style:parent-style-name="Standard">
      <style:paragraph-properties fo:line-height="150%"/>
      <style:text-properties style:font-name="Arial" fo:font-size="12pt" officeooo:rsid="00450613" officeooo:paragraph-rsid="00450613" style:font-size-asian="12pt" style:font-size-complex="12pt"/>
    </style:style>
    <style:style style:name="P103" style:family="paragraph" style:parent-style-name="Standard">
      <style:paragraph-properties fo:line-height="150%"/>
      <style:text-properties style:font-name="Arial" fo:font-size="12pt" officeooo:rsid="00132765" officeooo:paragraph-rsid="00132765" style:font-size-asian="12pt" style:font-size-complex="12pt"/>
    </style:style>
    <style:style style:name="P104" style:family="paragraph" style:parent-style-name="Standard">
      <style:paragraph-properties fo:line-height="150%"/>
      <style:text-properties style:font-name="Arial" fo:font-size="12pt" officeooo:rsid="00171a9c" officeooo:paragraph-rsid="0048ccd0" style:font-size-asian="12pt" style:font-size-complex="12pt"/>
    </style:style>
    <style:style style:name="P105" style:family="paragraph" style:parent-style-name="Standard">
      <style:paragraph-properties fo:line-height="150%"/>
      <style:text-properties style:font-name="Arial" fo:font-size="12pt" officeooo:rsid="004a786d" officeooo:paragraph-rsid="004a786d" style:font-size-asian="12pt" style:font-size-complex="12pt"/>
    </style:style>
    <style:style style:name="P106" style:family="paragraph" style:parent-style-name="Standard">
      <style:paragraph-properties fo:line-height="150%"/>
      <style:text-properties style:font-name="Arial" fo:font-size="12pt" officeooo:rsid="0019543a" officeooo:paragraph-rsid="0019543a" style:font-size-asian="12pt" style:font-size-complex="12pt"/>
    </style:style>
    <style:style style:name="P107" style:family="paragraph" style:parent-style-name="Standard">
      <style:paragraph-properties fo:line-height="150%"/>
      <style:text-properties style:font-name="Arial" fo:font-size="12pt" officeooo:rsid="0019543a" officeooo:paragraph-rsid="004abc68" style:font-size-asian="12pt" style:font-size-complex="12pt"/>
    </style:style>
    <style:style style:name="P108" style:family="paragraph" style:parent-style-name="Standard">
      <style:paragraph-properties fo:line-height="150%"/>
      <style:text-properties style:font-name="Arial" fo:font-size="12pt" officeooo:rsid="004dc442" officeooo:paragraph-rsid="004dc442" style:font-size-asian="12pt" style:font-size-complex="12pt"/>
    </style:style>
    <style:style style:name="P109" style:family="paragraph" style:parent-style-name="Standard">
      <style:paragraph-properties fo:line-height="150%"/>
      <style:text-properties style:font-name="Arial" fo:font-size="12pt" officeooo:rsid="001dbd69" officeooo:paragraph-rsid="001dbd69" style:font-size-asian="12pt" style:font-size-complex="12pt"/>
    </style:style>
    <style:style style:name="P110" style:family="paragraph" style:parent-style-name="Standard">
      <style:paragraph-properties fo:line-height="150%"/>
      <style:text-properties style:font-name="Arial" fo:font-size="12pt" officeooo:rsid="001f1c80" officeooo:paragraph-rsid="001f1c80" style:font-size-asian="12pt" style:font-size-complex="12pt"/>
    </style:style>
    <style:style style:name="P111" style:family="paragraph" style:parent-style-name="Standard">
      <style:paragraph-properties fo:line-height="150%"/>
      <style:text-properties style:font-name="Arial" fo:font-size="12pt" officeooo:rsid="004fc8c5" officeooo:paragraph-rsid="004fc8c5" style:font-size-asian="12pt" style:font-size-complex="12pt"/>
    </style:style>
    <style:style style:name="P112" style:family="paragraph" style:parent-style-name="Standard">
      <style:paragraph-properties fo:line-height="150%"/>
      <style:text-properties style:font-name="Arial" fo:font-size="12pt" officeooo:rsid="0021ecb9" officeooo:paragraph-rsid="0012fa52" style:font-size-asian="12pt" style:font-size-complex="12pt"/>
    </style:style>
    <style:style style:name="P113" style:family="paragraph" style:parent-style-name="Standard">
      <style:paragraph-properties fo:line-height="150%"/>
      <style:text-properties style:font-name="Arial" fo:font-size="12pt" officeooo:rsid="0027533e" officeooo:paragraph-rsid="0027533e" style:font-size-asian="12pt" style:font-size-complex="12pt"/>
    </style:style>
    <style:style style:name="P114" style:family="paragraph" style:parent-style-name="Standard">
      <style:paragraph-properties fo:line-height="150%"/>
      <style:text-properties style:font-name="Arial" fo:font-size="12pt" officeooo:rsid="0028cad4" officeooo:paragraph-rsid="0028cad4" style:font-size-asian="12pt" style:font-size-complex="12pt"/>
    </style:style>
    <style:style style:name="P115" style:family="paragraph" style:parent-style-name="Standard">
      <style:paragraph-properties fo:line-height="150%"/>
      <style:text-properties style:font-name="Arial" fo:font-size="12pt" officeooo:rsid="002a93b4" officeooo:paragraph-rsid="00568709" style:font-size-asian="12pt" style:font-size-complex="12pt"/>
    </style:style>
    <style:style style:name="P116" style:family="paragraph" style:parent-style-name="Standard">
      <style:paragraph-properties fo:line-height="150%"/>
      <style:text-properties style:font-name="Arial" fo:font-size="12pt" officeooo:rsid="0053b820" officeooo:paragraph-rsid="0012fa52" style:font-size-asian="12pt" style:font-size-complex="12pt"/>
    </style:style>
    <style:style style:name="P117" style:family="paragraph" style:parent-style-name="Standard">
      <style:paragraph-properties fo:line-height="150%"/>
      <style:text-properties style:font-name="Arial" fo:font-size="12pt" officeooo:rsid="0056731a" officeooo:paragraph-rsid="0056731a" style:font-size-asian="12pt" style:font-size-complex="12pt"/>
    </style:style>
    <style:style style:name="P118" style:family="paragraph" style:parent-style-name="Standard">
      <style:paragraph-properties fo:line-height="150%"/>
      <style:text-properties style:font-name="Arial" fo:font-size="12pt" officeooo:rsid="0032e856" officeooo:paragraph-rsid="0053b820" style:font-size-asian="12pt" style:font-size-complex="12pt"/>
    </style:style>
    <style:style style:name="P119" style:family="paragraph" style:parent-style-name="Standard">
      <style:paragraph-properties fo:line-height="150%"/>
      <style:text-properties style:font-name="Arial" fo:font-size="12pt" officeooo:rsid="0032e856" officeooo:paragraph-rsid="0032e856" style:font-size-asian="12pt" style:font-size-complex="12pt"/>
    </style:style>
    <style:style style:name="P120" style:family="paragraph" style:parent-style-name="Standard">
      <style:paragraph-properties fo:line-height="150%"/>
      <style:text-properties style:font-name="Arial" fo:font-size="12pt" officeooo:rsid="0034e419" officeooo:paragraph-rsid="0034e419" style:font-size-asian="12pt" style:font-size-complex="12pt"/>
    </style:style>
    <style:style style:name="P121" style:family="paragraph" style:parent-style-name="Standard">
      <style:paragraph-properties fo:line-height="150%"/>
      <style:text-properties style:font-name="Arial" fo:font-size="12pt" officeooo:rsid="003c327a" officeooo:paragraph-rsid="003c327a" style:font-size-asian="12pt" style:font-size-complex="12pt"/>
    </style:style>
    <style:style style:name="P122" style:family="paragraph" style:parent-style-name="Standard">
      <style:paragraph-properties fo:line-height="150%"/>
      <style:text-properties style:font-name="Arial" fo:font-size="12pt" officeooo:rsid="003db7c8" officeooo:paragraph-rsid="003db7c8" style:font-size-asian="12pt" style:font-size-complex="12pt"/>
    </style:style>
    <style:style style:name="P123" style:family="paragraph" style:parent-style-name="Standard">
      <style:paragraph-properties fo:line-height="150%"/>
      <style:text-properties style:font-name="Arial" fo:font-size="12pt" officeooo:rsid="005fea9e" officeooo:paragraph-rsid="005fea9e" style:font-size-asian="12pt" style:font-size-complex="12pt"/>
    </style:style>
    <style:style style:name="P124" style:family="paragraph" style:parent-style-name="Standard">
      <style:paragraph-properties fo:line-height="150%"/>
      <style:text-properties style:font-name="Arial" officeooo:paragraph-rsid="004047ac"/>
    </style:style>
    <style:style style:name="P125" style:family="paragraph" style:parent-style-name="Standard">
      <style:paragraph-properties fo:line-height="150%"/>
      <style:text-properties style:font-name="Arial" officeooo:paragraph-rsid="006ce1af"/>
    </style:style>
    <style:style style:name="P126" style:family="paragraph" style:parent-style-name="Standard">
      <style:paragraph-properties fo:line-height="150%"/>
      <style:text-properties style:font-name="Arial" officeooo:paragraph-rsid="003db7c8"/>
    </style:style>
    <style:style style:name="P127" style:family="paragraph" style:parent-style-name="Standard">
      <style:paragraph-properties fo:line-height="150%"/>
      <style:text-properties style:font-name="Arial" officeooo:paragraph-rsid="005c6bac"/>
    </style:style>
    <style:style style:name="P128" style:family="paragraph" style:parent-style-name="Standard">
      <style:paragraph-properties fo:line-height="150%"/>
      <style:text-properties style:font-name="Arial" officeooo:paragraph-rsid="0066343f"/>
    </style:style>
    <style:style style:name="P129" style:family="paragraph" style:parent-style-name="Standard">
      <style:paragraph-properties fo:line-height="150%"/>
      <style:text-properties fo:color="#00a933" style:font-name="Arial" fo:font-size="12pt" officeooo:rsid="0012fa52" officeooo:paragraph-rsid="0012fa52" style:font-size-asian="12pt" style:font-size-complex="12pt"/>
    </style:style>
    <style:style style:name="P130" style:family="paragraph" style:parent-style-name="Standard">
      <style:paragraph-properties fo:line-height="150%"/>
      <style:text-properties fo:color="#800080" style:font-name="Arial" fo:font-size="12pt" officeooo:rsid="0012fa52" officeooo:paragraph-rsid="0012fa52" fo:background-color="transparent" style:font-size-asian="12pt" style:font-size-complex="12pt"/>
    </style:style>
    <style:style style:name="P131" style:family="paragraph" style:parent-style-name="Standard">
      <style:paragraph-properties fo:line-height="150%"/>
      <style:text-properties fo:color="#800080" style:font-name="Arial" fo:font-size="12pt" officeooo:rsid="0012fa52" officeooo:paragraph-rsid="0012fa52" style:font-size-asian="12pt" style:font-size-complex="12pt"/>
    </style:style>
    <style:style style:name="P132" style:family="paragraph" style:parent-style-name="Preformatted_20_Text">
      <style:paragraph-properties fo:line-height="150%"/>
      <style:text-properties fo:color="#bf0041" style:font-name="Arial" fo:font-size="12pt" officeooo:rsid="00132765" officeooo:paragraph-rsid="00132765" style:font-size-asian="12pt" style:font-size-complex="12pt"/>
    </style:style>
    <style:style style:name="P133" style:family="paragraph" style:parent-style-name="Preformatted_20_Text">
      <style:paragraph-properties fo:line-height="150%"/>
      <style:text-properties fo:color="#bf0041" style:font-name="Arial" fo:font-size="12pt" officeooo:rsid="00132765" officeooo:paragraph-rsid="0014457d" style:font-size-asian="12pt" style:font-size-complex="12pt"/>
    </style:style>
    <style:style style:name="P134" style:family="paragraph" style:parent-style-name="Preformatted_20_Text">
      <style:paragraph-properties fo:line-height="150%"/>
      <style:text-properties fo:color="#bf0041" style:font-name="Arial" fo:font-size="12pt" officeooo:rsid="0012fa52" officeooo:paragraph-rsid="0016b6fd" style:font-size-asian="12pt" style:font-size-complex="12pt"/>
    </style:style>
    <style:style style:name="P135" style:family="paragraph" style:parent-style-name="LO-normal">
      <style:paragraph-properties fo:margin-left="0cm" fo:margin-right="0cm" fo:line-height="150%" fo:text-indent="0cm" style:auto-text-indent="false"/>
      <style:text-properties fo:color="#bf0041" style:font-name="Arial" fo:font-size="12pt" officeooo:rsid="004a786d" officeooo:paragraph-rsid="004a786d" style:font-name-asian="Arial Unicode MS" style:font-size-asian="12pt" style:font-name-complex="Arial Unicode MS" style:font-size-complex="12pt"/>
    </style:style>
    <style:style style:name="P136" style:family="paragraph" style:parent-style-name="LO-normal">
      <style:paragraph-properties fo:margin-left="0cm" fo:margin-right="0cm" fo:line-height="150%" fo:text-indent="0cm" style:auto-text-indent="false"/>
      <style:text-properties style:font-name="Arial" fo:font-size="12pt" officeooo:rsid="004a786d" officeooo:paragraph-rsid="004a786d" style:font-size-asian="12pt" style:font-size-complex="12pt"/>
    </style:style>
    <style:style style:name="P137" style:family="paragraph" style:parent-style-name="Heading_20_2">
      <style:paragraph-properties fo:line-height="150%"/>
      <style:text-properties style:font-name="Arial"/>
    </style:style>
    <style:style style:name="P138" style:family="paragraph" style:parent-style-name="Heading_20_2">
      <style:paragraph-properties fo:line-height="150%" fo:break-before="page"/>
      <style:text-properties style:font-name="Arial"/>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2fa52"/>
    </style:style>
    <style:style style:name="T2" style:family="text">
      <style:text-properties fo:color="#bf0041"/>
    </style:style>
    <style:style style:name="T3" style:family="text">
      <style:text-properties fo:color="#bf0041" officeooo:rsid="025fe329" style:font-name-asian="Arial Unicode MS" style:font-name-complex="Arial Unicode MS"/>
    </style:style>
    <style:style style:name="T4" style:family="text">
      <style:text-properties fo:color="#bf0041" officeooo:rsid="0046ae4c"/>
    </style:style>
    <style:style style:name="T5" style:family="text">
      <style:text-properties fo:color="#bf0041" officeooo:rsid="00473934"/>
    </style:style>
    <style:style style:name="T6" style:family="text">
      <style:text-properties fo:color="#bf0041" officeooo:rsid="004a786d"/>
    </style:style>
    <style:style style:name="T7" style:family="text">
      <style:text-properties fo:color="#bf0041" officeooo:rsid="004abc68"/>
    </style:style>
    <style:style style:name="T8" style:family="text">
      <style:text-properties fo:color="#bf0041" officeooo:rsid="004c5adc"/>
    </style:style>
    <style:style style:name="T9" style:family="text">
      <style:text-properties fo:color="#bf0041" officeooo:rsid="004fc8c5"/>
    </style:style>
    <style:style style:name="T10" style:family="text">
      <style:text-properties fo:color="#bf0041" officeooo:rsid="00521dab"/>
    </style:style>
    <style:style style:name="T11" style:family="text">
      <style:text-properties fo:color="#bf0041" officeooo:rsid="02792ca4"/>
    </style:style>
    <style:style style:name="T12" style:family="text">
      <style:text-properties fo:color="#bf0041" officeooo:rsid="027ab799"/>
    </style:style>
    <style:style style:name="T13" style:family="text">
      <style:text-properties fo:color="#bf0041" officeooo:rsid="0053b820"/>
    </style:style>
    <style:style style:name="T14" style:family="text">
      <style:text-properties fo:color="#bf0041" officeooo:rsid="0056731a"/>
    </style:style>
    <style:style style:name="T15" style:family="text">
      <style:text-properties fo:color="#bf0041" officeooo:rsid="005fea9e"/>
    </style:style>
    <style:style style:name="T16" style:family="text">
      <style:text-properties fo:color="#bf0041" officeooo:rsid="00450613"/>
    </style:style>
    <style:style style:name="T17" style:family="text">
      <style:text-properties fo:color="#bf0041" officeooo:rsid="004047ac"/>
    </style:style>
    <style:style style:name="T18" style:family="text">
      <style:text-properties fo:color="#bf0041" fo:font-style="italic" officeooo:rsid="00450613" style:font-style-asian="italic" style:font-style-complex="italic"/>
    </style:style>
    <style:style style:name="T19" style:family="text">
      <style:text-properties fo:color="#bf0041" fo:font-style="italic" officeooo:rsid="0047baf6" style:font-style-asian="italic" style:font-style-complex="italic"/>
    </style:style>
    <style:style style:name="T20" style:family="text">
      <style:text-properties fo:color="#bf0041" fo:font-style="italic" officeooo:rsid="001f1c80" style:font-style-asian="italic" style:font-style-complex="italic"/>
    </style:style>
    <style:style style:name="T21" style:family="text">
      <style:text-properties fo:color="#bf0041" fo:font-style="italic" officeooo:rsid="00201898" style:font-style-asian="italic" style:font-style-complex="italic"/>
    </style:style>
    <style:style style:name="T22" style:family="text">
      <style:text-properties fo:color="#bf0041" fo:font-style="italic" officeooo:rsid="0051c7bf" style:font-style-asian="italic" style:font-style-complex="italic"/>
    </style:style>
    <style:style style:name="T23" style:family="text">
      <style:text-properties fo:color="#bf0041" fo:font-style="italic" officeooo:rsid="0058701f" style:font-style-asian="italic" style:font-style-complex="italic"/>
    </style:style>
    <style:style style:name="T24" style:family="text">
      <style:text-properties fo:color="#bf0041" fo:font-style="italic" officeooo:rsid="005fea9e" style:font-style-asian="italic" style:font-style-complex="italic"/>
    </style:style>
    <style:style style:name="T25" style:family="text">
      <style:text-properties fo:color="#bf0041" fo:font-style="italic" fo:font-weight="normal" style:font-style-asian="italic" style:font-weight-asian="normal" style:font-style-complex="italic" style:font-weight-complex="normal"/>
    </style:style>
    <style:style style:name="T26" style:family="text">
      <style:text-properties fo:color="#bf0041" fo:font-style="italic" fo:font-weight="normal" officeooo:rsid="00250577" style:font-style-asian="italic" style:font-weight-asian="normal" style:font-style-complex="italic" style:font-weight-complex="normal"/>
    </style:style>
    <style:style style:name="T27" style:family="text">
      <style:text-properties fo:color="#bf0041" officeooo:rsid="006099a4"/>
    </style:style>
    <style:style style:name="T28" style:family="text">
      <style:text-properties fo:color="#bf0041" officeooo:rsid="00189fbf"/>
    </style:style>
    <style:style style:name="T29" style:family="text">
      <style:text-properties fo:color="#bf0041" style:text-underline-style="solid" style:text-underline-width="auto" style:text-underline-color="font-color"/>
    </style:style>
    <style:style style:name="T30" style:family="text">
      <style:text-properties fo:color="#bf0041" style:text-underline-style="solid" style:text-underline-width="auto" style:text-underline-color="font-color" officeooo:rsid="005fea9e"/>
    </style:style>
    <style:style style:name="T31" style:family="text">
      <style:text-properties fo:color="#bf0041" officeooo:rsid="0014457d"/>
    </style:style>
    <style:style style:name="T32" style:family="text">
      <style:text-properties fo:color="#bf0041" officeooo:rsid="0047baf6"/>
    </style:style>
    <style:style style:name="T33" style:family="text">
      <style:text-properties fo:color="#bf0041" officeooo:rsid="0019543a"/>
    </style:style>
    <style:style style:name="T34" style:family="text">
      <style:text-properties fo:color="#bf0041" officeooo:rsid="001abfb9"/>
    </style:style>
    <style:style style:name="T35" style:family="text">
      <style:text-properties fo:color="#bf0041" officeooo:rsid="0051c7bf"/>
    </style:style>
    <style:style style:name="T36" style:family="text">
      <style:text-properties fo:color="#bf0041" officeooo:rsid="004dc442"/>
    </style:style>
    <style:style style:name="T37" style:family="text">
      <style:text-properties fo:color="#bf0041" officeooo:rsid="004f639b"/>
    </style:style>
    <style:style style:name="T38" style:family="text">
      <style:text-properties fo:color="#bf0041" fo:font-style="normal" officeooo:rsid="001dbd69" style:font-style-asian="normal" style:font-style-complex="normal"/>
    </style:style>
    <style:style style:name="T39" style:family="text">
      <style:text-properties fo:color="#bf0041" fo:font-style="normal" officeooo:rsid="001f1c80" style:font-style-asian="normal" style:font-style-complex="normal"/>
    </style:style>
    <style:style style:name="T40" style:family="text">
      <style:text-properties fo:color="#bf0041" fo:font-style="normal" officeooo:rsid="004f639b" style:font-style-asian="normal" style:font-style-complex="normal"/>
    </style:style>
    <style:style style:name="T41" style:family="text">
      <style:text-properties fo:color="#bf0041" fo:font-style="normal" officeooo:rsid="005fea9e" style:font-style-asian="normal" style:font-style-complex="normal"/>
    </style:style>
    <style:style style:name="T42" style:family="text">
      <style:text-properties fo:color="#bf0041" fo:font-style="normal" fo:font-weight="normal" style:font-style-asian="normal" style:font-weight-asian="normal" style:font-style-complex="normal" style:font-weight-complex="normal"/>
    </style:style>
    <style:style style:name="T43" style:family="text">
      <style:text-properties fo:color="#bf0041" fo:font-style="normal" fo:font-weight="normal" officeooo:rsid="00250577" style:font-style-asian="normal" style:font-weight-asian="normal" style:font-style-complex="normal" style:font-weight-complex="normal"/>
    </style:style>
    <style:style style:name="T44" style:family="text">
      <style:text-properties fo:color="#bf0041" fo:font-style="normal" fo:font-weight="normal" officeooo:rsid="00264fa8" style:font-style-asian="normal" style:font-weight-asian="normal" style:font-style-complex="normal" style:font-weight-complex="normal"/>
    </style:style>
    <style:style style:name="T45" style:family="text">
      <style:text-properties fo:color="#bf0041" officeooo:rsid="001f1c80"/>
    </style:style>
    <style:style style:name="T46" style:family="text">
      <style:text-properties fo:color="#bf0041" officeooo:rsid="00201898"/>
    </style:style>
    <style:style style:name="T47" style:family="text">
      <style:text-properties fo:color="#bf0041" officeooo:rsid="0021a8e5"/>
    </style:style>
    <style:style style:name="T48" style:family="text">
      <style:text-properties fo:color="#bf0041" officeooo:rsid="00600ae4"/>
    </style:style>
    <style:style style:name="T49" style:family="text">
      <style:text-properties fo:color="#bf0041" officeooo:rsid="0021ecb9"/>
    </style:style>
    <style:style style:name="T50" style:family="text">
      <style:text-properties fo:color="#bf0041" officeooo:rsid="00521d55"/>
    </style:style>
    <style:style style:name="T51" style:family="text">
      <style:text-properties fo:color="#bf0041" officeooo:rsid="00239c95"/>
    </style:style>
    <style:style style:name="T52" style:family="text">
      <style:text-properties fo:color="#bf0041" officeooo:rsid="0028cad4"/>
    </style:style>
    <style:style style:name="T53" style:family="text">
      <style:text-properties fo:color="#bf0041" officeooo:rsid="00305116"/>
    </style:style>
    <style:style style:name="T54" style:family="text">
      <style:text-properties fo:color="#bf0041" officeooo:rsid="002a93b4"/>
    </style:style>
    <style:style style:name="T55" style:family="text">
      <style:text-properties fo:color="#bf0041" officeooo:rsid="00314f02"/>
    </style:style>
    <style:style style:name="T56" style:family="text">
      <style:text-properties fo:color="#bf0041" officeooo:rsid="026ac15a"/>
    </style:style>
    <style:style style:name="T57" style:family="text">
      <style:text-properties fo:color="#bf0041" officeooo:rsid="002c38e1"/>
    </style:style>
    <style:style style:name="T58" style:family="text">
      <style:text-properties fo:color="#bf0041" officeooo:rsid="0032e856"/>
    </style:style>
    <style:style style:name="T59" style:family="text">
      <style:text-properties fo:color="#bf0041" officeooo:rsid="0055124c"/>
    </style:style>
    <style:style style:name="T60" style:family="text">
      <style:text-properties fo:color="#bf0041" officeooo:rsid="00568709"/>
    </style:style>
    <style:style style:name="T61" style:family="text">
      <style:text-properties fo:color="#bf0041" officeooo:rsid="0056b064"/>
    </style:style>
    <style:style style:name="T62" style:family="text">
      <style:text-properties fo:color="#bf0041" officeooo:rsid="003389a6"/>
    </style:style>
    <style:style style:name="T63" style:family="text">
      <style:text-properties fo:color="#bf0041" officeooo:rsid="00583458"/>
    </style:style>
    <style:style style:name="T64" style:family="text">
      <style:text-properties fo:color="#bf0041" officeooo:rsid="0034e419"/>
    </style:style>
    <style:style style:name="T65" style:family="text">
      <style:text-properties fo:color="#bf0041" officeooo:rsid="0038ee6d"/>
    </style:style>
    <style:style style:name="T66" style:family="text">
      <style:text-properties fo:color="#bf0041" officeooo:rsid="0058701f"/>
    </style:style>
    <style:style style:name="T67" style:family="text">
      <style:text-properties fo:color="#bf0041" officeooo:rsid="0058cbc9"/>
    </style:style>
    <style:style style:name="T68" style:family="text">
      <style:text-properties fo:color="#bf0041" officeooo:rsid="003ab340"/>
    </style:style>
    <style:style style:name="T69" style:family="text">
      <style:text-properties fo:color="#bf0041" officeooo:rsid="003c327a"/>
    </style:style>
    <style:style style:name="T70" style:family="text">
      <style:text-properties fo:color="#bf0041" officeooo:rsid="003db7c8"/>
    </style:style>
    <style:style style:name="T71" style:family="text">
      <style:text-properties fo:color="#bf0041" officeooo:rsid="005c6bac"/>
    </style:style>
    <style:style style:name="T72" style:family="text">
      <style:text-properties fo:color="#bf0041" officeooo:rsid="005dc070"/>
    </style:style>
    <style:style style:name="T73" style:family="text">
      <style:text-properties fo:color="#bf0041" style:font-name="arial" fo:font-size="12pt" fo:language="en" fo:country="US" officeooo:rsid="004a786d" style:letter-kerning="false" style:font-name-asian="Arial Unicode MS" style:font-size-asian="12pt" style:language-asian="zh" style:country-asian="CN" style:font-name-complex="Arial Unicode MS" style:font-size-complex="12pt" style:language-complex="hi" style:country-complex="IN"/>
    </style:style>
    <style:style style:name="T74" style:family="text">
      <style:text-properties fo:color="#bf0041" style:font-name="arial" fo:font-size="12pt" style:font-size-asian="12pt" style:font-size-complex="12pt"/>
    </style:style>
    <style:style style:name="T75" style:family="text">
      <style:text-properties fo:color="#bf0041" style:font-name="arial" fo:font-size="12pt" officeooo:rsid="0047baf6" style:font-size-asian="12pt" style:font-size-complex="12pt"/>
    </style:style>
    <style:style style:name="T76" style:family="text">
      <style:text-properties fo:color="#bf0041" style:font-name="arial" fo:font-size="12pt" officeooo:rsid="0048ccd0" style:font-size-asian="12pt" style:font-size-complex="12pt"/>
    </style:style>
    <style:style style:name="T77" style:family="text">
      <style:text-properties fo:color="#bf0041" style:font-name="arial" fo:font-size="12pt" officeooo:rsid="004a786d" style:font-size-asian="12pt" style:font-size-complex="12pt"/>
    </style:style>
    <style:style style:name="T78" style:family="text">
      <style:text-properties fo:color="#bf0041" style:font-name="arial" fo:font-size="12pt" officeooo:rsid="004abc68" style:font-size-asian="12pt" style:font-size-complex="12pt"/>
    </style:style>
    <style:style style:name="T79" style:family="text">
      <style:text-properties fo:color="#bf0041" style:font-name="arial" fo:font-size="12pt" officeooo:rsid="004c5adc" style:font-size-asian="12pt" style:font-size-complex="12pt"/>
    </style:style>
    <style:style style:name="T80" style:family="text">
      <style:text-properties fo:color="#bf0041" style:font-name="arial" fo:font-size="12pt" officeooo:rsid="0053b820" style:font-size-asian="12pt" style:font-size-complex="12pt"/>
    </style:style>
    <style:style style:name="T81" style:family="text">
      <style:text-properties fo:color="#bf0041" style:font-name="arial" fo:font-size="12pt" officeooo:rsid="0056731a" style:font-size-asian="12pt" style:font-size-complex="12pt"/>
    </style:style>
    <style:style style:name="T82" style:family="text">
      <style:text-properties fo:color="#bf0041" style:font-name="arial" fo:font-size="12pt" officeooo:rsid="00568709" style:font-size-asian="12pt" style:font-size-complex="12pt"/>
    </style:style>
    <style:style style:name="T83" style:family="text">
      <style:text-properties fo:color="#bf0041" style:font-name="arial" fo:font-size="12pt" officeooo:rsid="005c6bac" style:font-size-asian="12pt" style:font-size-complex="12pt"/>
    </style:style>
    <style:style style:name="T84" style:family="text">
      <style:text-properties fo:color="#bf0041" style:font-name="arial" fo:font-size="12pt" officeooo:rsid="0066343f" style:font-size-asian="12pt" style:font-size-complex="12pt"/>
    </style:style>
    <style:style style:name="T85" style:family="text">
      <style:text-properties fo:color="#bf0041" style:font-name="arial" fo:font-size="12pt" officeooo:rsid="003db7c8" style:font-size-asian="12pt" style:font-size-complex="12pt"/>
    </style:style>
    <style:style style:name="T86" style:family="text">
      <style:text-properties fo:color="#bf0041" style:font-name="arial" fo:font-size="12pt" officeooo:rsid="00681f38" style:font-size-asian="12pt" style:font-size-complex="12pt"/>
    </style:style>
    <style:style style:name="T87" style:family="text">
      <style:text-properties fo:color="#bf0041" style:font-name="arial" fo:font-size="12pt" officeooo:rsid="003c327a" style:font-size-asian="12pt" style:font-size-complex="12pt"/>
    </style:style>
    <style:style style:name="T88" style:family="text">
      <style:text-properties fo:color="#bf0041" style:font-name="arial" fo:font-size="12pt" officeooo:rsid="004047ac" style:font-size-asian="12pt" style:font-size-complex="12pt"/>
    </style:style>
    <style:style style:name="T89" style:family="text">
      <style:text-properties fo:color="#bf0041" style:font-name="arial" fo:font-size="12pt" officeooo:rsid="006f1bcc" style:font-size-asian="12pt" style:font-size-complex="12pt"/>
    </style:style>
    <style:style style:name="T90" style:family="text">
      <style:text-properties fo:color="#bf0041" style:font-name="arial" fo:font-size="12pt" officeooo:rsid="0046ae4c" style:font-size-asian="12pt" style:font-size-complex="12pt"/>
    </style:style>
    <style:style style:name="T91" style:family="text">
      <style:text-properties fo:color="#bf0041" style:font-name="arial" fo:font-size="12pt" officeooo:rsid="00473934" style:font-size-asian="12pt" style:font-size-complex="12pt"/>
    </style:style>
    <style:style style:name="T92" style:family="text">
      <style:text-properties fo:color="#bf0041" style:font-name="arial" fo:font-size="12pt" officeooo:rsid="0071d4c5" style:font-size-asian="12pt" style:font-size-complex="12pt"/>
    </style:style>
    <style:style style:name="T93" style:family="text">
      <style:text-properties fo:color="#bf0041" style:font-name="arial" fo:font-size="12pt" officeooo:rsid="0073cb5e" style:font-size-asian="12pt" style:font-size-complex="12pt"/>
    </style:style>
    <style:style style:name="T94" style:family="text">
      <style:text-properties fo:color="#bf0041" style:font-name="arial" fo:font-size="12pt" officeooo:rsid="004a786d" style:font-name-asian="Arial Unicode MS" style:font-size-asian="12pt" style:font-name-complex="Arial Unicode MS" style:font-size-complex="12pt"/>
    </style:style>
    <style:style style:name="T95" style:family="text">
      <style:text-properties fo:color="#bf0041" style:font-name="arial" fo:font-size="12pt" officeooo:rsid="0019543a" style:font-name-asian="Arial Unicode MS" style:font-size-asian="12pt" style:font-name-complex="Arial Unicode MS" style:font-size-complex="12pt"/>
    </style:style>
    <style:style style:name="T96" style:family="text">
      <style:text-properties fo:color="#bf0041" style:font-name="arial" fo:font-size="12pt" fo:font-style="italic" officeooo:rsid="005c6bac" style:font-size-asian="12pt" style:font-style-asian="italic" style:font-size-complex="12pt" style:font-style-complex="italic"/>
    </style:style>
    <style:style style:name="T97" style:family="text">
      <style:text-properties fo:color="#bf0041" fo:language="en" fo:country="US" officeooo:rsid="025fe329" style:letter-kerning="false" style:font-name-asian="Arial Unicode MS" style:language-asian="zh" style:country-asian="CN" style:font-name-complex="Arial Unicode MS" style:language-complex="hi" style:country-complex="IN"/>
    </style:style>
    <style:style style:name="T98" style:family="text">
      <style:text-properties fo:color="#bf0041" officeooo:rsid="006f1bcc"/>
    </style:style>
    <style:style style:name="T99" style:family="text">
      <style:text-properties fo:color="#bf0041" fo:font-size="12pt" style:font-size-asian="12pt" style:font-size-complex="12pt"/>
    </style:style>
    <style:style style:name="T100" style:family="text">
      <style:text-properties fo:color="#bf0041" fo:font-size="12pt" officeooo:rsid="004047ac" style:font-size-asian="12pt" style:font-size-complex="12pt"/>
    </style:style>
    <style:style style:name="T101" style:family="text">
      <style:text-properties fo:color="#bf0041" fo:font-size="12pt" officeooo:rsid="006f1bcc" style:font-size-asian="12pt" style:font-size-complex="12pt"/>
    </style:style>
    <style:style style:name="T102" style:family="text">
      <style:text-properties fo:color="#bf0041" fo:font-size="12pt" officeooo:rsid="0046ae4c" style:font-size-asian="12pt" style:font-size-complex="12pt"/>
    </style:style>
    <style:style style:name="T103" style:family="text">
      <style:text-properties fo:color="#bf0041" fo:font-size="12pt" officeooo:rsid="00473934" style:font-size-asian="12pt" style:font-size-complex="12pt"/>
    </style:style>
    <style:style style:name="T104" style:family="text">
      <style:text-properties fo:color="#bf0041" fo:font-size="12pt" officeooo:rsid="0047baf6" style:font-size-asian="12pt" style:font-size-complex="12pt"/>
    </style:style>
    <style:style style:name="T105" style:family="text">
      <style:text-properties fo:color="#bf0041" fo:font-size="12pt" officeooo:rsid="0071d4c5" style:font-size-asian="12pt" style:font-size-complex="12pt"/>
    </style:style>
    <style:style style:name="T106" style:family="text">
      <style:text-properties fo:color="#bf0041" fo:font-size="12pt" officeooo:rsid="0048ccd0" style:font-size-asian="12pt" style:font-size-complex="12pt"/>
    </style:style>
    <style:style style:name="T107" style:family="text">
      <style:text-properties fo:color="#bf0041" fo:font-size="12pt" officeooo:rsid="004a786d" style:font-size-asian="12pt" style:font-size-complex="12pt"/>
    </style:style>
    <style:style style:name="T108" style:family="text">
      <style:text-properties fo:color="#bf0041" fo:font-size="12pt" officeooo:rsid="0073cb5e" style:font-size-asian="12pt" style:font-size-complex="12pt"/>
    </style:style>
    <style:style style:name="T109" style:family="text">
      <style:text-properties fo:color="#bf0041" fo:font-size="12pt" officeooo:rsid="004abc68" style:font-size-asian="12pt" style:font-size-complex="12pt"/>
    </style:style>
    <style:style style:name="T110" style:family="text">
      <style:text-properties fo:color="#bf0041" fo:font-size="12pt" officeooo:rsid="004c5adc" style:font-size-asian="12pt" style:font-size-complex="12pt"/>
    </style:style>
    <style:style style:name="T111" style:family="text">
      <style:text-properties fo:color="#bf0041" fo:font-size="12pt" officeooo:rsid="0053b820" style:font-size-asian="12pt" style:font-size-complex="12pt"/>
    </style:style>
    <style:style style:name="T112" style:family="text">
      <style:text-properties fo:color="#bf0041" fo:font-size="12pt" officeooo:rsid="0056731a" style:font-size-asian="12pt" style:font-size-complex="12pt"/>
    </style:style>
    <style:style style:name="T113" style:family="text">
      <style:text-properties fo:color="#bf0041" fo:font-size="12pt" officeooo:rsid="00568709" style:font-size-asian="12pt" style:font-size-complex="12pt"/>
    </style:style>
    <style:style style:name="T114" style:family="text">
      <style:text-properties fo:color="#bf0041" fo:font-size="12pt" officeooo:rsid="003db7c8" style:font-size-asian="12pt" style:font-size-complex="12pt"/>
    </style:style>
    <style:style style:name="T115" style:family="text">
      <style:text-properties fo:color="#bf0041" fo:font-size="12pt" officeooo:rsid="00681f38" style:font-size-asian="12pt" style:font-size-complex="12pt"/>
    </style:style>
    <style:style style:name="T116" style:family="text">
      <style:text-properties fo:color="#bf0041" fo:font-size="12pt" officeooo:rsid="003c327a" style:font-size-asian="12pt" style:font-size-complex="12pt"/>
    </style:style>
    <style:style style:name="T117" style:family="text">
      <style:text-properties fo:color="#bf0041" fo:font-size="12pt" officeooo:rsid="005c6bac" style:font-size-asian="12pt" style:font-size-complex="12pt"/>
    </style:style>
    <style:style style:name="T118" style:family="text">
      <style:text-properties fo:color="#bf0041" fo:font-size="12pt" officeooo:rsid="0066343f" style:font-size-asian="12pt" style:font-size-complex="12pt"/>
    </style:style>
    <style:style style:name="T119" style:family="text">
      <style:text-properties fo:color="#bf0041" fo:font-size="12pt" officeooo:rsid="004a786d" style:font-name-asian="Arial Unicode MS" style:font-size-asian="12pt" style:font-name-complex="Arial Unicode MS" style:font-size-complex="12pt"/>
    </style:style>
    <style:style style:name="T120" style:family="text">
      <style:text-properties fo:color="#bf0041" fo:font-size="12pt" officeooo:rsid="0019543a" style:font-name-asian="Arial Unicode MS" style:font-size-asian="12pt" style:font-name-complex="Arial Unicode MS" style:font-size-complex="12pt"/>
    </style:style>
    <style:style style:name="T121" style:family="text">
      <style:text-properties fo:color="#bf0041" fo:font-size="12pt" fo:language="en" fo:country="US" officeooo:rsid="004a786d" style:letter-kerning="false" style:font-name-asian="Arial Unicode MS" style:font-size-asian="12pt" style:language-asian="zh" style:country-asian="CN" style:font-name-complex="Arial Unicode MS" style:font-size-complex="12pt" style:language-complex="hi" style:country-complex="IN"/>
    </style:style>
    <style:style style:name="T122" style:family="text">
      <style:text-properties fo:color="#bf0041" fo:font-size="12pt" fo:font-style="italic" officeooo:rsid="005c6bac" style:font-size-asian="12pt" style:font-style-asian="italic" style:font-size-complex="12pt" style:font-style-complex="italic"/>
    </style:style>
    <style:style style:name="T123" style:family="text">
      <style:text-properties fo:color="#bf0041" style:font-name="Arial" fo:font-size="12pt" style:font-size-asian="12pt" style:font-size-complex="12pt"/>
    </style:style>
    <style:style style:name="T124" style:family="text">
      <style:text-properties fo:color="#bf0041" style:font-name="Arial" fo:font-size="12pt" officeooo:rsid="0047baf6" style:font-size-asian="12pt" style:font-size-complex="12pt"/>
    </style:style>
    <style:style style:name="T125" style:family="text">
      <style:text-properties fo:color="#bf0041" style:font-name="Arial" fo:font-size="12pt" officeooo:rsid="0071d4c5" style:font-size-asian="12pt" style:font-size-complex="12pt"/>
    </style:style>
    <style:style style:name="T126" style:family="text">
      <style:text-properties fo:color="#bf0041" style:font-name="Arial" fo:font-size="12pt" officeooo:rsid="0048ccd0" style:font-size-asian="12pt" style:font-size-complex="12pt"/>
    </style:style>
    <style:style style:name="T127" style:family="text">
      <style:text-properties fo:color="#bf0041" style:font-name="Arial" fo:font-size="12pt" officeooo:rsid="004a786d" style:font-size-asian="12pt" style:font-size-complex="12pt"/>
    </style:style>
    <style:style style:name="T128" style:family="text">
      <style:text-properties fo:color="#bf0041" style:font-name="Arial" fo:font-size="12pt" officeooo:rsid="0073cb5e" style:font-size-asian="12pt" style:font-size-complex="12pt"/>
    </style:style>
    <style:style style:name="T129" style:family="text">
      <style:text-properties fo:color="#bf0041" style:font-name="Arial" fo:font-size="12pt" officeooo:rsid="004abc68" style:font-size-asian="12pt" style:font-size-complex="12pt"/>
    </style:style>
    <style:style style:name="T130" style:family="text">
      <style:text-properties fo:color="#bf0041" style:font-name="Arial" fo:font-size="12pt" officeooo:rsid="004c5adc" style:font-size-asian="12pt" style:font-size-complex="12pt"/>
    </style:style>
    <style:style style:name="T131" style:family="text">
      <style:text-properties fo:color="#bf0041" style:font-name="Arial" fo:font-size="12pt" officeooo:rsid="0053b820" style:font-size-asian="12pt" style:font-size-complex="12pt"/>
    </style:style>
    <style:style style:name="T132" style:family="text">
      <style:text-properties fo:color="#bf0041" style:font-name="Arial" fo:font-size="12pt" officeooo:rsid="0056731a" style:font-size-asian="12pt" style:font-size-complex="12pt"/>
    </style:style>
    <style:style style:name="T133" style:family="text">
      <style:text-properties fo:color="#bf0041" style:font-name="Arial" fo:font-size="12pt" officeooo:rsid="00568709" style:font-size-asian="12pt" style:font-size-complex="12pt"/>
    </style:style>
    <style:style style:name="T134" style:family="text">
      <style:text-properties fo:color="#bf0041" style:font-name="Arial" fo:font-size="12pt" officeooo:rsid="005c6bac" style:font-size-asian="12pt" style:font-size-complex="12pt"/>
    </style:style>
    <style:style style:name="T135" style:family="text">
      <style:text-properties fo:color="#bf0041" style:font-name="Arial" fo:font-size="12pt" officeooo:rsid="0066343f" style:font-size-asian="12pt" style:font-size-complex="12pt"/>
    </style:style>
    <style:style style:name="T136" style:family="text">
      <style:text-properties fo:color="#bf0041" style:font-name="Arial" fo:font-size="12pt" officeooo:rsid="004a786d" style:font-name-asian="Arial Unicode MS" style:font-size-asian="12pt" style:font-name-complex="Arial Unicode MS" style:font-size-complex="12pt"/>
    </style:style>
    <style:style style:name="T137" style:family="text">
      <style:text-properties fo:color="#bf0041" style:font-name="Arial" fo:font-size="12pt" officeooo:rsid="0019543a" style:font-name-asian="Arial Unicode MS" style:font-size-asian="12pt" style:font-name-complex="Arial Unicode MS" style:font-size-complex="12pt"/>
    </style:style>
    <style:style style:name="T138" style:family="text">
      <style:text-properties fo:color="#bf0041" style:font-name="Arial" fo:font-size="12pt" fo:language="en" fo:country="US" officeooo:rsid="004a786d" style:letter-kerning="false" style:font-name-asian="Arial Unicode MS" style:font-size-asian="12pt" style:language-asian="zh" style:country-asian="CN" style:font-name-complex="Arial Unicode MS" style:font-size-complex="12pt" style:language-complex="hi" style:country-complex="IN"/>
    </style:style>
    <style:style style:name="T139" style:family="text">
      <style:text-properties fo:color="#bf0041" style:font-name="Arial" fo:font-size="12pt" fo:font-style="italic" officeooo:rsid="005c6bac" style:font-size-asian="12pt" style:font-style-asian="italic" style:font-size-complex="12pt" style:font-style-complex="italic"/>
    </style:style>
    <style:style style:name="T140" style:family="text">
      <style:text-properties style:text-underline-style="solid" style:text-underline-width="auto" style:text-underline-color="font-color"/>
    </style:style>
    <style:style style:name="T141" style:family="text">
      <style:text-properties style:text-underline-style="solid" style:text-underline-width="auto" style:text-underline-color="font-color" officeooo:rsid="001dbd69"/>
    </style:style>
    <style:style style:name="T142" style:family="text">
      <style:text-properties officeooo:rsid="003e88fb"/>
    </style:style>
    <style:style style:name="T143" style:family="text">
      <style:text-properties fo:font-style="italic" style:font-style-asian="italic" style:font-style-complex="italic"/>
    </style:style>
    <style:style style:name="T144" style:family="text">
      <style:text-properties fo:font-style="italic" officeooo:rsid="001dbd69" style:font-style-asian="italic" style:font-style-complex="italic"/>
    </style:style>
    <style:style style:name="T145" style:family="text">
      <style:text-properties officeooo:rsid="0047baf6"/>
    </style:style>
    <style:style style:name="T146" style:family="text">
      <style:text-properties officeooo:rsid="004c5adc"/>
    </style:style>
    <style:style style:name="T147" style:family="text">
      <style:text-properties officeooo:rsid="004dc442"/>
    </style:style>
    <style:style style:name="T148" style:family="text">
      <style:text-properties officeooo:rsid="00521d55"/>
    </style:style>
    <style:style style:name="T149" style:family="text">
      <style:text-properties officeooo:rsid="0021ecb9"/>
    </style:style>
    <style:style style:name="T150" style:family="text">
      <style:text-properties officeooo:rsid="0053b820"/>
    </style:style>
    <style:style style:name="T151" style:family="text">
      <style:text-properties officeooo:rsid="0032e856"/>
    </style:style>
    <style:style style:name="T152" style:family="text">
      <style:text-properties officeooo:rsid="0056b064"/>
    </style:style>
    <style:style style:name="T153" style:family="text">
      <style:text-properties officeooo:rsid="00583458"/>
    </style:style>
    <style:style style:name="T154" style:family="text">
      <style:text-properties officeooo:rsid="0058701f"/>
    </style:style>
    <style:style style:name="T155" style:family="text">
      <style:text-properties officeooo:rsid="0058cbc9"/>
    </style:style>
    <style:style style:name="T156" style:family="text">
      <style:text-properties officeooo:rsid="0059f125"/>
    </style:style>
    <style:style style:name="T157" style:family="text">
      <style:text-properties officeooo:rsid="005b0be1"/>
    </style:style>
    <style:style style:name="T158" style:family="text">
      <style:text-properties officeooo:rsid="00635e32"/>
    </style:style>
    <style:style style:name="T159" style:family="text">
      <style:text-properties officeooo:rsid="001c7697"/>
    </style:style>
    <style:style style:name="T160" style:family="text">
      <style:text-properties officeooo:rsid="001abfb9"/>
    </style:style>
    <style:style style:name="T161" style:family="text">
      <style:text-properties officeooo:rsid="001dbd69"/>
    </style:style>
    <style:style style:name="T162" style:family="text">
      <style:text-properties officeooo:rsid="002344ee"/>
    </style:style>
    <style:style style:name="T163" style:family="text">
      <style:text-properties officeooo:rsid="026ac15a"/>
    </style:style>
    <style:style style:name="T164" style:family="text">
      <style:text-properties officeooo:rsid="02695f8a"/>
    </style:style>
    <style:style style:name="T165" style:family="text">
      <style:text-properties officeooo:rsid="002e9fc1"/>
    </style:style>
    <style:style style:name="T166" style:family="text">
      <style:text-properties officeooo:rsid="0031b76f"/>
    </style:style>
    <style:style style:name="T167" style:family="text">
      <style:text-properties officeooo:rsid="027b505c"/>
    </style:style>
    <style:style style:name="T168" style:family="text">
      <style:text-properties officeooo:rsid="00362362"/>
    </style:style>
    <style:style style:name="T169" style:family="text">
      <style:text-properties style:font-name="arial" fo:font-size="12pt" style:font-size-asian="12pt" style:font-size-complex="12pt"/>
    </style:style>
    <style:style style:name="T170" style:family="text">
      <style:text-properties fo:font-weight="bold" officeooo:rsid="0012fa52" style:font-name-asian="Noto Sans CJK SC" style:font-weight-asian="bold" style:font-name-complex="Lohit Devanagari" style:font-weight-complex="bold"/>
    </style:style>
    <style:style style:name="T171" style:family="text">
      <style:text-properties fo:language="en" fo:country="US" officeooo:rsid="027b505c" style:letter-kerning="false" style:font-name-asian="Cambria1" style:language-asian="zh" style:country-asian="CN" style:font-name-complex="Cambria1" style:language-complex="hi" style:country-complex="IN"/>
    </style:style>
    <style:style style:name="T172" style:family="text">
      <style:text-properties officeooo:rsid="006ec03e"/>
    </style:style>
    <style:style style:name="T173" style:family="text">
      <style:text-properties fo:font-size="12pt" style:font-size-asian="12pt" style:font-size-complex="12pt"/>
    </style:style>
    <style:style style:name="T174" style:family="text">
      <style:text-properties style:font-name="Arial"/>
    </style:style>
    <style:style style:name="T175" style:family="text">
      <style:text-properties style:font-name="Arial" fo:font-size="12pt" style:font-size-asian="12pt" style:font-size-complex="12pt"/>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2"><text:span text:style-name="T170">Prof. </text:span>Abraham <text:span text:style-name="T1">Nixon (Examiner)</text:span></text:h>
      <text:p text:style-name="P71"/>
      <text:p text:style-name="P71">1. Author reports that different operant conditioning including stimulus detection tasks,</text:p>
      <text:p text:style-name="P71">Delayed Non-Match to Sample (DNMS), as well as Go/No-Go tasks were tried as part</text:p>
      <text:p text:style-name="P71">of optimization. Author concluded these tasks as failed ones. However, clear reasoning</text:p>
      <text:p text:style-name="P71">for the failure is not explained. It would be useful if author explains this with <office:annotation office:name="__Annotation__20130_4190327941" loext:resolved="false"><dc:creator>Upinder Bhalla</dc:creator><dc:date>2023-07-12T11:44:18.889113388</dc:date><loext:sender-initials>USB</loext:sender-initials><text:p text:style-name="P139"><text:span text:style-name="T176">Ananth, this is a well reasoned response, but it should be in the thesis.</text:span></text:p></office:annotation>details<office:annotation-end office:name="__Annotation__20130_4190327941"/>.</text:p>
      <text:p text:style-name="P71"/>
      <text:p text:style-name="P10"><text:span text:style-name="T17"/></text:p>
      <text:p text:style-name="P71"/>
      <text:p text:style-name="P71">2. Page 75, line no. 1681 &amp; Page 79, line no. 1755: Author used only 2-4 mice for the</text:p>
      <text:p text:style-name="P71">stimulus detection tasks and concluded as the failed ones. Making conclusions from this</text:p>
      <text:p text:style-name="P71">low number of experimental animals is not convincing. What was the reason for using</text:p>
      <text:p text:style-name="P71">only 2 mice for certain protocols and 4 mice for the other <office:annotation office:name="__Annotation__20131_4190327941" loext:resolved="false"><dc:creator>Upinder Bhalla</dc:creator><dc:date>2023-07-12T11:47:03.465067087</dc:date><loext:sender-initials>USB</loext:sender-initials><text:p text:style-name="P139"><text:span text:style-name="T176">This argument too belongs in the thesis.</text:span></text:p></office:annotation>ones<office:annotation-end office:name="__Annotation__20131_4190327941"/>?</text:p>
      <text:p text:style-name="P71"/>
      <text:p text:style-name="P75"><text:span text:style-name="T17">Each session of training in an Operant Conditioning protocol consisted of 600 trials </text:span><text:span text:style-name="T4">(per day; 1 session/day)</text:span><text:span text:style-name="T17">. We </text:span><text:span text:style-name="T4">argued</text:span><text:span text:style-name="T17"> that across &gt;=7 sessions, we could definitely get animals to respond to the </text:span><text:span text:style-name="T4">CS+</text:span><text:span text:style-name="T17">, but never to withold licks to incorrect phases </text:span><text:span text:style-name="T4">or incorrect stimuli (CS-)</text:span><text:span text:style-name="T17">. The lack of behavioural descrimination within 1-2 weeks of training was cited as the rationale for considering the experiments as failures.</text:span></text:p>
      <text:p text:style-name="P71"/>
      <text:p text:style-name="P71">3. Page 79, line no. 1771: What was the reasoning for selecting specific frequencies in the</text:p>
      <text:p text:style-name="P71">audible range? Please <office:annotation office:name="__Annotation__20132_4190327941" loext:resolved="false"><dc:creator>Upinder Bhalla</dc:creator><dc:date>2023-07-12T11:48:15.156317775</dc:date><loext:sender-initials>USB</loext:sender-initials><text:p text:style-name="P139"><text:span text:style-name="T176">Put in thesis.</text:span></text:p></office:annotation>explain<office:annotation-end office:name="__Annotation__20132_4190327941"/>.</text:p>
      <text:p text:style-name="P11"/>
      <text:p text:style-name="P75"><text:span text:style-name="T17">We attempted to follow Jaramillo &amp; Zador (2014) </text:span><text:span text:style-name="T4">for the range of auditory frequencies that have previously been used to train rodents</text:span><text:span text:style-name="T17">. </text:span><text:span text:style-name="T4">In the Operant Conditioning and hippocampal CA1 imaging experiments, we had designed the experiment in such a way that the animal could behaviourally express a response to the perception of the various stimuli presented, as well as having learnt the overall task. This was the rationale for our selection of the audio frequencies stated in the thesis.</text:span></text:p>
      <text:p text:style-name="P71"/>
      <text:p text:style-name="P71">4. Page 80, line no. 1789: Please explain the reasons for the failure of DNMS ta<office:annotation><dc:creator>Upinder Bhalla</dc:creator><dc:date>2023-07-12T11:48:31.747236908</dc:date><loext:sender-initials>USB</loext:sender-initials><text:p text:style-name="P139"><text:span text:style-name="T176">Put in thesis.</text:span></text:p></office:annotation>sk.</text:p>
      <text:p text:style-name="P11"/>
      <text:p text:style-name="P76"><text:span text:style-name="T17">We could not observe behavioural descrimination for 1-2 weeks of training, </text:span><text:span text:style-name="T4">an important criterion for our experiments.</text:span><text:span text:style-name="T17"> </text:span><text:span text:style-name="T4">In the Delayed Non-Match to Sample (DNMS) task, the </text:span><text:soft-page-break/><text:span text:style-name="T4">animals would be rewarded if they correctly licked after the presentation of a mis-matched pair of stimuli, and not otherwise. We found that the animals typically would not withold licks after the first stimulus of the pair, so most of the trials would have to be restarted and the behavioural performance was depreciated.</text:span></text:p>
      <text:p text:style-name="P12">This is why we considered the experiments as failures.</text:p>
      <text:p text:style-name="P71"/>
      <text:p text:style-name="P71">5. Are there any alternative methods with better temporal resolution to study the time cells’</text:p>
      <text:p text:style-name="P71">representation under various behavioral contexts? Please disc<office:annotation><dc:creator>Upinder Bhalla</dc:creator><dc:date>2023-07-12T11:49:34.192007180</dc:date><loext:sender-initials>USB</loext:sender-initials><text:p text:style-name="P139"><text:span text:style-name="T176">OK, this response refers to content in the thesis. Ideally it should be cut-pasted from the thesis.</text:span></text:p></office:annotation>uss.</text:p>
      <text:p text:style-name="P71"/>
      <text:p text:style-name="P76"><text:span text:style-name="T4">There are many other techniques that experimenters in the field have </text:span><text:span text:style-name="T5">employed</text:span><text:span text:style-name="T4"> to record activity. Many of these techniques do, in fact, achieve much better temporal resolution. Here are some examples:</text:span></text:p>
      <text:p text:style-name="P76"/>
      <text:p text:style-name="P77"><text:span text:style-name="T17">1</text:span><text:span text:style-name="T98">)</text:span><text:span text:style-name="T17"> Resonant Scanning </text:span><text:span text:style-name="T4">based 2p calcium imaging - </text:span><text:span text:style-name="T17">can achieve even up to 30 Hz for 4x larger fields of view, or more frame rates for smaller fields of view. </text:span><text:span text:style-name="T5">At the time when we started the experiments for the thesis, Resonant scanning microscopes had yet to be successfully deployed in published literature.</text:span></text:p>
      <text:p text:style-name="P77"/>
      <text:p text:style-name="P124"><text:span text:style-name="T100">2</text:span><text:span text:style-name="T101">)</text:span><text:span text:style-name="T100"> High-density tetrodes – </text:span><text:span text:style-name="T102">can be used to perform </text:span><text:span text:style-name="T100">electrical recording</text:span><text:span text:style-name="T102">s</text:span><text:span text:style-name="T100"> at </text:span><text:span text:style-name="T103">&gt;=</text:span><text:span text:style-name="T100">20 kHz, </text:span><text:span text:style-name="T102">as opposed to ~14.5 Hz for our galvo-scanning 2p calcium imaging </text:span><text:span text:style-name="T103">experiments</text:span><text:span text:style-name="T100">. </text:span><text:span text:style-name="T103">This technique typically achieves yields of ~40 cells for hippocampal recordings, and we argued that we could achieve a higher yield (&gt;100 cells) with galvo-scanning 2p calcium imaging. The relative sparsity of the hippocampal neural code in terms of cells participating in any engram, mandates high-yield recordings to identify the full temporal sequence of CA1 activations (Foster 2017).</text:span></text:p>
      <text:p text:style-name="P11"/>
      <text:p text:style-name="P124"><text:span text:style-name="T100">3</text:span><text:span text:style-name="T101">)</text:span><text:span text:style-name="T100"> Neuropixels – </text:span><text:span text:style-name="T103">can be used to perform </text:span><text:span text:style-name="T100">electrical recording</text:span><text:span text:style-name="T103">s</text:span><text:span text:style-name="T100"> at </text:span><text:span text:style-name="T103">&gt;=</text:span><text:span text:style-name="T100">20 kHz. </text:span><text:span text:style-name="T103">At the time when we started the experiments for the thesis, these sorts of electrical probes had yet to be successfully deployed in published literature.</text:span></text:p>
      <text:p text:style-name="P11"/>
      <text:p text:style-name="P11">We discuss all of these techniques while comparing electrical vs imaging based recording strategies in Chapter 1 – “Introduction” and very briefly in Chapter 5 – “Discussion”.</text:p>
      <text:h text:style-name="P138" text:outline-level="2">Prof. Arvind Kumar <text:span text:style-name="T1">(Examiner)</text:span></text:h>
      <text:p text:style-name="P71"/>
      <text:p text:style-name="P71">Introduction:</text:p>
      <text:p text:style-name="P71">This chapter is very poorly written. Most of the text feels like it is notes that a student might use to construct the introduction. This is by no means a scientifically meaningful summary of the research area in which the student is working. A number of paras are either irrelevant or not integrated with the test. Perhaps more crucially it never becomes clear why and what needs to be standardized in both behavioural experiments and imaging of brain activity. The student also has done a rather poor job in integrating his work with the literature. So I strong recommend a complete rewrite of the text in which various argues are logically linked.</text:p>
      <text:p text:style-name="P129"/>
      <text:p text:style-name="P71">- I think the section title 'Project and overall goals' is not needed. Its presence makes a rather awkward start to the thesis.</text:p>
      <text:p text:style-name="P130"/>
      <text:p text:style-name="P73"><text:span text:style-name="T2">We had </text:span><text:span text:style-name="T5">chosen</text:span><text:span text:style-name="T2"> to </text:span><text:span text:style-name="T5">stat</text:span><text:span text:style-name="T2">e the various projects early in the Introduction </text:span><text:span text:style-name="T5">with the idea to help limit scope, to only the points and results that were essential to our experiments and the thesis.</text:span></text:p>
      <text:p text:style-name="P73"/>
      <text:p text:style-name="P71">- The section 'Neural systems and behavior' hardly says anything about neural systems or behavior.</text:p>
      <text:p text:style-name="P132"/>
      <text:p text:style-name="P73"><text:span text:style-name="T5">We agree with this comment</text:span><text:span text:style-name="T2">. </text:span><text:span text:style-name="T5">We have changed this s</text:span><text:span text:style-name="T28">ection’</text:span><text:span text:style-name="T5">s</text:span><text:span text:style-name="T28"> heading</text:span><text:span text:style-name="T2"> </text:span><text:span text:style-name="T5">to </text:span><text:span text:style-name="T2">“A toolkit to study time cells: </text:span><text:span text:style-name="T15">Thesis </text:span><text:span text:style-name="T2">Objectives”.</text:span></text:p>
      <text:p text:style-name="P13"/>
      <text:p text:style-name="P77"><text:span text:style-name="T29">*** ADDED (at line ~1</text:span><text:span text:style-name="T30">69-186</text:span><text:span text:style-name="T29">)</text:span><text:span text:style-name="T2">: “</text:span></text:p>
      <text:p text:style-name="P64">It has been an important goal in the Neuroscience of Learning and Memory to study memory and the neural code in terms of finer temporal order, viz., behavioural time scales (~ms to s). Combining</text:p>
      <text:p text:style-name="P13"><text:s text:c="4"/>• stable, adaptable trace eye-blink conditioning behaviour, and, </text:p>
      <text:p text:style-name="P13"><text:s text:c="4"/>• cellular resolution 2-photon calcium imaging of hippocampal CA1, in vivo,</text:p>
      <text:p text:style-name="P13"><text:s text:c="4"/>• with the goal to study time cell physiology,</text:p>
      <text:p text:style-name="P14"><text:s text:c="6"/>formed the core objective of the toolkit and the thesis as a whole.</text:p>
      <text:p text:style-name="P13"/>
      <text:p text:style-name="P63"><text:soft-page-break/>Development in circuit manipulation tools using light-mediated activation or suppression of neuronal excitability (Luo et al., 2018)⁠, afford experimenters the ability to control circuits at ms time scales. Concomitant progress in effective physiological models of network activity during bouts of recall of the learnt behavioural trace require standardized behaviour and recording. For us, this mandated the design of a relatively low-cost, end-to-end configurable, combined behavioural and recording technology, to reliably study the neural code at the ms time scale, in vivo.</text:p>
      <text:p text:style-name="P63">“</text:p>
      <text:p text:style-name="P103"/>
      <text:p text:style-name="P71">- Individual paragraphs are not linked or ordered. It really feels like notes one starts with. For example, lines 186-200 talk about engrams, then comes brief mention of cellular signaling and from line 211 we again return to tracing of engrams. And para from 219 talks about neural excitability without much links to the previous arguments.</text:p>
      <text:p text:style-name="P133"/>
      <text:p text:style-name="P73"><text:span text:style-name="T5">We a</text:span><text:span text:style-name="T2">gree </text:span><text:span text:style-name="T5">with this comment</text:span><text:span text:style-name="T2">. </text:span><text:span text:style-name="T5"><text:s/>We have now a</text:span><text:span text:style-name="T31">dded linking paragraph(s) </text:span><text:span text:style-name="T5">for this section</text:span><text:span text:style-name="T31">. </text:span><text:span text:style-name="T5">Please kindly see the response to the </text:span><text:span text:style-name="T31">previous comment, </text:span><text:span text:style-name="T5">for more details</text:span><text:span text:style-name="T31">.</text:span></text:p>
      <text:p text:style-name="P71"/>
      <text:p text:style-name="P71">- Similarly, while TEC is central to the thesis work, barely 7 lines are used to introduce this and that too completely out of blue.</text:p>
      <text:p text:style-name="P71"/>
      <text:p text:style-name="P19">We had written Chapter 1 - “Introduction” with the aim to state a fairly wide variety of topics and ideas that ultimately helped us shape the thesis. We were concerned about adding too much detail right at the outset of the document. At this point in the Introduction we only wanted to bring up the task on as much as it links to the central idea of studying time cells.</text:p>
      <text:p text:style-name="P14"/>
      <text:p text:style-name="P77"><text:span text:style-name="T5">However, w</text:span><text:span text:style-name="T2">e discuss </text:span><text:span text:style-name="T5">Trace Eye-Blink Conditioning (</text:span><text:span text:style-name="T2">TEC</text:span><text:span text:style-name="T5">)</text:span><text:span text:style-name="T2"> in much more detail, in </text:span><text:span text:style-name="T5">Chapter 2 -</text:span><text:span text:style-name="T2"> “Behaviour”.</text:span></text:p>
      <text:p text:style-name="P71"/>
      <text:p text:style-name="P71">- Theories of hippocampal function: Again these feel like notes. The four theories are described in a way too superficial manner. There is no proper definition of this idea (episodic memory is not defined, contextual mapping is not defined) or what is the current status of that idea (e.g. do we still believe that Hippocampus is needed for response inhibition). Are these the only theories? What about new ideas which implicate hippocampus in reinforcement learning, the Tolman-Eichenbaum Machine or the idea that hippocampus is needed for imagining the future. And several others. So this section really <text:soft-page-break/>needs a good amount of rewrite or essentially the student should convert these notes into a meaningful te<office:annotation><dc:creator>Upinder Bhalla</dc:creator><dc:date>2023-07-12T11:51:02.449892074</dc:date><loext:sender-initials>USB</loext:sender-initials><text:p text:style-name="P139"><text:span text:style-name="T176">Ananth, the examiner is asking for substantial changes here, and has been quite clear about the things needed. Just put the additional content in the thesis: the definitions, more analysis of the theories in terms of experimental support, the points about reinforcement learning, the Tolman-Eichenbaum machine which is a major concept in the field and so on. </text:span></text:p></office:annotation>xt.</text:p>
      <text:p text:style-name="P13"/>
      <text:p text:style-name="P77"><text:span text:style-name="T5">We had written Chapter 1 – “Introduction” with the aim to introduce t</text:span><text:span text:style-name="T2">he various theories </text:span><text:span text:style-name="T5">on hippocampal function, consisely. </text:span><text:span text:style-name="T32">In the thesis as a whole, our main focus was to study time cells, </text:span><text:span text:style-name="T19">viz.</text:span><text:span text:style-name="T32">, Episodic Memory. Towards this, we focussed the remaining sections of the introduction to help bring out the published results and ideas, specific to hippocampal CA1 time cells.</text:span></text:p>
      <text:p text:style-name="P77"/>
      <text:p text:style-name="P77"><text:span text:style-name="T5">Indeed, many decades of literature have studied the various aspects of each theory – </text:span><text:span text:style-name="T32">Response Inhibition, Spatial Navigation, Episodic Memory, and Contextual Mapping </text:span><text:span text:style-name="T5">. </text:span><text:span text:style-name="T32">There is a lot of fine detail concerning physiological and behavioural variables for these studies. Prof. Howard Eichenbaum, among many others, have written scores of published material (papers, books, etc.) on the same. </text:span><text:span text:style-name="T5">However, </text:span><text:span text:style-name="T32">for an introductory section, </text:span><text:span text:style-name="T2">we wished to emphasize only as much as necessary.</text:span></text:p>
      <text:p text:style-name="P134"/>
      <text:p text:style-name="P71">- Lines 365-371: do not seem to relate to the section or to the next p<office:annotation><dc:creator>Upinder Bhalla</dc:creator><dc:date>2023-07-12T11:52:56.300222314</dc:date><loext:sender-initials>USB</loext:sender-initials><text:p text:style-name="P139"><text:span text:style-name="T176">Ananth, this is again just arguing with the examiner. Put in a suitable bridging sentence or two, and quote them in the response.</text:span></text:p></office:annotation>ara.</text:p>
      <text:p text:style-name="P13"/>
      <text:p text:style-name="P13">The large body of work and discovery of place cells led to a Nobel Prize. We think it highlights lots of progress made in the field. <text:span text:style-name="T145">It is because of this body of work that Spatial Navigation was considered a crucial function for the Hippocampus, often to the neglect of other functions or more wholistic ideas on hippocampal function.</text:span></text:p>
      <text:p text:style-name="P20"/>
      <text:p text:style-name="P71">- Line 376-378: By this definition every subcortical region ends up being in a privi<office:annotation><dc:creator>Upinder Bhalla</dc:creator><dc:date>2023-07-12T11:55:30.715806756</dc:date><loext:sender-initials>USB</loext:sender-initials><text:p text:style-name="P139"><text:span text:style-name="T176">Ananth, this response needs more effort. You’ve made a point in the response here, it should be made effectively in the text of the thesis. The single sentence you’ve added in the text won’t suffice.</text:span></text:p></office:annotation>leged position!</text:p>
      <text:p text:style-name="P21"/>
      <text:p text:style-name="P23">This is a very good point. Indeed, the layers of the brain are designed to handle and output information (external or internal) at various stages of processing, with the deeper layers seemingly integrating more filtered/processed information (however, see Poort et al., 2015 for clear modern examples of top-down influence even at superficial cortical layers).</text:p>
      <text:p text:style-name="P21"/>
      <text:p text:style-name="P2"><text:span text:style-name="T124">Very correctly, almost every subcortical region is, in </text:span><text:span text:style-name="T125">some</text:span><text:span text:style-name="T124"> sense, privileged. </text:span><text:span text:style-name="T126">However, anatomical studies have consolidated the result that neural tracks from various other brain regions connect with the hippocampus, and indeed the hippocampus has been functionally studied under a variety of task modalities. Furthermore the use of the term “privilege” in </text:span><text:soft-page-break/><text:span text:style-name="T126">reference to the hippocampus </text:span><text:span text:style-name="T127">or its function,</text:span><text:span text:style-name="T126"> is citable – Baudry and Lynch, 1981 (</text:span><text:a xlink:type="simple" xlink:href="https://doi.org/10.1007/bf00235685" office:target-frame-name="_blank" xlink:show="new" text:style-name="Internet_20_link" text:visited-style-name="Visited_20_Internet_20_Link"><text:span text:style-name="T174">10.1007/BF00235685 </text:span></text:a><text:span text:style-name="T126">), Yeshurun et al., 2009 (</text:span><text:a xlink:type="simple" xlink:href="https://doi.org/10.1016/j.cub.2009.09.066" text:style-name="Internet_20_link" text:visited-style-name="Visited_20_Internet_20_Link"><text:span text:style-name="T175">https://doi.org/10.1016/j.cub.2009.09.066</text:span></text:a><text:span text:style-name="T126">), </text:span><text:span text:style-name="T127">Poppenk et al., 2013 (</text:span><text:a xlink:type="simple" xlink:href="http://dx.doi.org/10.1016/j.tics.2013.03.005" text:style-name="Internet_20_link" text:visited-style-name="Visited_20_Internet_20_Link"><text:span text:style-name="T174">http://dx.doi.org/10.1016/j.tics.2013.03.005</text:span></text:a><text:span text:style-name="T127">), Moscovitch et al., 2016 (</text:span><text:a xlink:type="simple" xlink:href="https://doi.org/10.1146/annurev-psych-113011-143733" text:style-name="Internet_20_link" text:visited-style-name="Visited_20_Internet_20_Link"><text:span text:style-name="T174">https://doi.org/10.1146/annurev-psych-113011-143733</text:span></text:a><text:span text:style-name="T127">), </text:span><text:span text:style-name="T126">Ekstrom and Ranganath, 2017 (</text:span><text:a xlink:type="simple" xlink:href="https://doi.org/10.1101/15017" text:style-name="Internet_20_link" text:visited-style-name="Visited_20_Internet_20_Link"><text:span text:style-name="T174">https://doi.org/10.1101/15017</text:span></text:a><text:span text:style-name="T126">), </text:span><text:span text:style-name="T127">Tao et al., 2021 (</text:span><text:a xlink:type="simple" xlink:href="http://dx.doi.org/10.3389/fncir.2021.643230" office:target-frame-name="_blank" xlink:show="new" text:style-name="Internet_20_link" text:visited-style-name="Visited_20_Internet_20_Link"><text:span text:style-name="T174">10.3389/fncir.2021.643230</text:span></text:a><text:span text:style-name="T127">), among many others.</text:span></text:p>
      <text:p text:style-name="P23"/>
      <text:p text:style-name="P22"><text:span text:style-name="T140">*** ADDED (at line ~395-398)</text:span>: “</text:p>
      <text:p text:style-name="P104"><text:span text:style-name="T97">The hippocampal circuit is anatomically</text:span><text:span text:style-name="T3"> &gt;3-4 synapses away f</text:span><text:span text:style-name="T97">rom the</text:span><text:span text:style-name="T3"> peripheral nervous system, and information typically arrives after many layers of intervening processing and computation.</text:span></text:p>
      <text:p text:style-name="P67">”</text:p>
      <text:p text:style-name="P71"/>
      <text:p text:style-name="P71">Line 547: I think it is fair to men<office:annotation><dc:creator>Upinder Bhalla</dc:creator><dc:date>2023-07-12T11:57:05.929501040</dc:date><loext:sender-initials>USB</loext:sender-initials><text:p text:style-name="P139"><text:span text:style-name="T176">Ananth, the examiner is asking for a brief discussion of these methods, not an explanation of why you didn’t use them. Just put in the discussion in the thesis.</text:span></text:p></office:annotation>tion dimensionality reduction methods here. Bayesian decoding and information theory are not just used for multiple single unit data but also for single neuron-multi-trial data.</text:p>
      <text:p text:style-name="P71"/>
      <text:p text:style-name="P8"><text:span text:style-name="T126">We do appreciate this crucial point. </text:span><text:span text:style-name="T127">We had chosen to avoid a direct discussion on dimentionality reduction, since we do not directly use them in our main paper (</text:span><text:a xlink:type="simple" xlink:href="https://doi.org/10.1523/ENEURO.0007-22.2023" text:style-name="Internet_20_link" text:visited-style-name="Visited_20_Internet_20_Link"><text:span text:style-name="T174">https://doi.org/10.1523/ENEURO.0007-22.2023</text:span></text:a><text:span text:style-name="T127">) </text:span><text:span text:style-name="T128">or anywhere in the thesis</text:span><text:span text:style-name="T127">. </text:span><text:span text:style-name="T126">In the first bioRxiv preprint of our paper – “Synthetic </text:span><text:span text:style-name="T127">Data Resource and Benchmarks for Time Cell Analysis and Detection Algorithms” (</text:span><text:a xlink:type="simple" xlink:href="https://www.biorxiv.org/content/10.1101/2022.01.01.474717v1?versioned=true" text:style-name="Internet_20_link" text:visited-style-name="Visited_20_Internet_20_Link"><text:span text:style-name="T174">https://www.biorxiv.org/content/10.1101/2022.01.01.474717v1?versioned=true</text:span></text:a><text:span text:style-name="T127"> ), we had indeed used several dementionality reduction techniques such as Principal Component Analysis, Temporal Information, trial-averaging, etc.. In the subsequent edits to the paper, we focussed more on the most popular time cell detection algorithms, in terms of number of papers using them.</text:span></text:p>
      <text:p text:style-name="P78"/>
      <text:p text:style-name="P105"><office:annotation office:name="__Annotation__20133_4190327941" loext:resolved="false"><dc:creator>Upinder Bhalla</dc:creator><dc:date>2023-07-12T11:58:21.585964489</dc:date><loext:sender-initials>USB</loext:sender-initials><text:p text:style-name="P139"><text:span text:style-name="T176">This line is unlikely to go down well. </text:span></text:p></office:annotation><text:span text:style-name="T2">This was purely an editorial decision</text:span><office:annotation-end office:name="__Annotation__20133_4190327941"/><text:span text:style-name="T2">.</text:span></text:p>
      <text:p text:style-name="P71"/>
      <text:p text:style-name="P71">Line 577: This is a very limited perspective on the use of Info theory. I understand that the thesis is about hippocampus but the discussion in this section is more general. So it is important to rec<office:annotation><dc:creator>Upinder Bhalla</dc:creator><dc:date>2023-07-12T11:59:29.039953886</dc:date><loext:sender-initials>USB</loext:sender-initials><text:p text:style-name="P139"><text:span text:style-name="T176">Ananth, don’t argue. Just put in a few lines about the information theory work and how it applies.</text:span></text:p></office:annotation>all the work of Bialek, Rieke etc.</text:p>
      <text:p text:style-name="P71"/>
      <text:p text:style-name="P79"><text:soft-page-break/><text:span text:style-name="T33">We were keen to link Info</text:span><text:span text:style-name="T6">rmation </text:span><text:span text:style-name="T33">Theory only in as much as we used it with our </text:span><text:span text:style-name="T6">experiments and results</text:span><text:span text:style-name="T33">.</text:span></text:p>
      <text:p text:style-name="P79"/>
      <text:p text:style-name="P105"><office:annotation office:name="__Annotation__20134_4190327941" loext:resolved="false"><dc:creator>Upinder Bhalla</dc:creator><dc:date>2023-07-12T11:59:57.331893497</dc:date><loext:sender-initials>USB</loext:sender-initials><text:p text:style-name="P139"><text:span text:style-name="T176">Don’t use lines of this kind.</text:span></text:p></office:annotation><text:span text:style-name="T33">T</text:span><text:span text:style-name="T2">his was purely an editorial decision.</text:span><office:annotation-end office:name="__Annotation__20134_4190327941"/></text:p>
      <text:p text:style-name="P71"/>
      <text:p text:style-name="P71">- Lines 591: I do not think the mention of synthetic data makes sense he<office:annotation><dc:creator>Upinder Bhalla</dc:creator><dc:date>2023-07-12T12:01:12.771014720</dc:date><loext:sender-initials>USB</loext:sender-initials><text:p text:style-name="P139"><text:span text:style-name="T176">Ananth, put in changes in the text, if necessary referring the reader to the appropriate location in the chapter. Either remove the mention or address it more fully as the examiner asks.</text:span></text:p></office:annotation>re. It is related to the thesis topic so it should come when you introduce your specific research problems.</text:p>
      <text:p text:style-name="P71"/>
      <text:p text:style-name="P1"><text:span text:style-name="T136">Here, </text:span><text:span text:style-name="T138">s</text:span><text:span text:style-name="T137">ynthetic data is mentioned only to the extent of its value in benchmarks, since multiple algorithms may be implemented without proper cross-verification. </text:span><text:span text:style-name="T136">Indeed, this is the case with most algorithms cited in time cell literature. Additional details on the use of synthetic data </text:span><text:span text:style-name="T138">have been stated </text:span><text:span text:style-name="T136">in the introduction and discussion sections of the paper (</text:span><text:a xlink:type="simple" xlink:href="https://doi.org/10.1523/ENEURO.0007-22.2023" text:style-name="Internet_20_link" text:visited-style-name="Visited_20_Internet_20_Link"><text:span text:style-name="T174">https://doi.org/10.1523/ENEURO.0007-22.2023</text:span></text:a><text:span text:style-name="T136">), which is appended to the thesis as Chapter 4 – “Analysis”.</text:span></text:p>
      <text:p text:style-name="P135">This was purely an editorial decision.</text:p>
      <text:p text:style-name="P136"/>
      <text:p text:style-name="P71">- The whole text about correlation analysis <office:annotation office:name="__Annotation__20135_4190327941" loext:resolved="false"><dc:creator>Upinder Bhalla</dc:creator><dc:date>2023-07-12T12:02:48.352806686</dc:date><loext:sender-initials>USB</loext:sender-initials><text:p text:style-name="P139"><text:span text:style-name="T176">Ananth, just do as he asks. Put this as a suitably linked separate section. You can use some of the text from your response.</text:span></text:p></office:annotation>should be put under a different heading<office:annotation-end office:name="__Annotation__20135_4190327941"/>. It is a different topic or at least does not fit the way the student has set up this section on multi-unit-single trial and single-unit-multi-trial.</text:p>
      <text:p text:style-name="P106"/>
      <text:p text:style-name="P107"><text:span text:style-name="T6">The si</text:span><text:span text:style-name="T7">ngle-cell multi-trial approach is indeed reiterated for all recorded cells, </text:span><text:span text:style-name="T8">eventually developing into a multi-cell multi-trial approach.</text:span><text:span text:style-name="T7"> Please kindly see lines ~556-558:“</text:span></text:p>
      <text:p text:style-name="P68">For more than one recorded cell, the process would be repeated, till the dataset was complete</text:p>
      <text:p text:style-name="P24">“</text:p>
      <text:p text:style-name="P3"><text:span text:style-name="T129">The design of correlation analys</text:span><text:span text:style-name="T130">e</text:span><text:span text:style-name="T129">s </text:span><text:span text:style-name="T130">in Neuroscience </text:span><text:span text:style-name="T129">is typically multi-cell multi-trial. </text:span><text:span text:style-name="T130">We designed this section to follow from the section on the two extremes: single-cell multi-trial and multi-cell single-trial, as a recompense. Furthermore, we use this section to emphasize the rather costly errors in analytical results on account of improper analysis design or benchmarks, as a important note to justify our paper (</text:span><text:a xlink:type="simple" xlink:href="https://doi.org/10.1523/ENEURO.0007-22.2023" text:style-name="Internet_20_link" text:visited-style-name="Visited_20_Internet_20_Link"><text:span text:style-name="T174">https://doi.org/10.1523/ENEURO.0007-22.2023</text:span></text:a><text:span text:style-name="T130">), appended as Chapter 4 – “Analysis” in the thesis.</text:span></text:p>
      <text:p text:style-name="P80"/>
      <text:p text:style-name="P25">In Chapter 3 – “Imaging”, specifically looking at correlation based spatial organization, we do use a multi-cell multi-trial approach. For any of the trial phases (pre-stimulus, post-<text:soft-page-break/>stimulus, etc.), does in fact consider these sections or trial windows across all trials of the session.</text:p>
      <text:p text:style-name="P25">The correlation based spatial structure analysis is thus an intermediate recompense, i.e. it is still a case for a) single-cell multi-trial with a reasonably high yield of ~100 cells, as well as b) multi-cell recordings.</text:p>
      <text:p text:style-name="P81"/>
      <text:p text:style-name="P25">However, as correctly pointed out in the comment, this is not a case for “multi-cell single trial”, which is typically used to study variables on a trial to trial basis.</text:p>
      <text:p text:style-name="P80"/>
      <text:p text:style-name="P80"><text:span text:style-name="T8">Crucially</text:span><text:span text:style-name="T7">, we emphasize that these results were still under the purview of</text:span><text:span text:style-name="T33"> building up the case for standardizing analytical protocols </text:span><text:span text:style-name="T7">and replicating previously described results in the lab, </text:span><text:span text:style-name="T8">previously (Ashesh Dhawale’s Thesis).</text:span></text:p>
      <text:p text:style-name="P71"/>
      <text:p text:style-name="P71">- And I am wondering why the synfire chains show up here? What is the releva<office:annotation><dc:creator>Upinder Bhalla</dc:creator><dc:date>2023-07-12T12:03:59.827812856</dc:date><loext:sender-initials>USB</loext:sender-initials><text:p text:style-name="P139"><text:span text:style-name="T176">Ananth, this is a cue for you to put in an explanatory line IN THE THESIS.</text:span></text:p></office:annotation>nce?</text:p>
      <text:p text:style-name="P71"/>
      <text:p text:style-name="P26">We are still building up the case for standardizing analytical protocols. The <text:span text:style-name="T146">cortical songs </text:span>result was met with a lot of controversy for the reasons cited in text. In brief, it was suggested that proper analytical protocols may help prevent incorrect results.</text:p>
      <text:p text:style-name="P71"/>
      <text:p text:style-name="P71">- The section at line 655 is supposed to be a comparison of the eletrophys methods and 2-photon calcium imaging. But I don't think the section does this job. There is no mention of the time resolution and other issues associated with Ca imagine and those of spike sorting with extracellular electrophysiology. But in the wake of the next section anything between lines 655-696 is redundant.</text:p>
      <text:p text:style-name="P27"/>
      <text:p text:style-name="P81"><text:span text:style-name="T8">We had stated the finer details of the recording, such as temporal resolution, in Chapter 3 - “Imaging”</text:span><text:span text:style-name="T34">. </text:span><text:span text:style-name="T8">However, we agree that this is an important consideration even for the Introduciton.</text:span></text:p>
      <text:p text:style-name="P81"/>
      <text:p text:style-name="P81"><text:span text:style-name="T8">*** </text:span><text:span text:style-name="T34">ADDED </text:span><text:span text:style-name="T8">(lines ~696-699)</text:span><text:span text:style-name="T34">:”</text:span></text:p>
      <text:p text:style-name="P27">Electrical recordings may be sampled even &gt;20 kHz, while imaging based techniques typically cannot be used to record wide fields of view, sampled at &gt;100 Hz (1-2 orders of magnitude).</text:p>
      <text:p text:style-name="P27">“</text:p>
      <text:p text:style-name="P71"/>
      <text:p text:style-name="P71"><text:soft-page-break/>- And then there is associate learning out of the blue? Ideally it should have been at a place where TEC was fi<office:annotation><dc:creator>Upinder Bhalla</dc:creator><dc:date>2023-07-12T12:05:45.114000038</dc:date><loext:sender-initials>USB</loext:sender-initials><text:p text:style-name="P139"><text:span text:style-name="T176">Ananth, the easy way to address this would have been to put in a line where TEC is introduced, and say that associative learning is discussed in more depth in a subsequent section.</text:span></text:p></office:annotation>rst introduced.</text:p>
      <text:p text:style-name="P71"/>
      <text:p text:style-name="P28">After we introduced all the important topics and rationale for the Thesis, we wanted to lead into Chapter 2 – Behaviour. This was meant to relieve the focus from the previous section.</text:p>
      <text:p text:style-name="P28"/>
      <text:p text:style-name="P31">In the field of Episodic Memory, we have yet to observe time cells as recorded from animals not performing a behavioural task of some kind.</text:p>
      <text:p text:style-name="P31"/>
      <text:p text:style-name="P81"><text:span text:style-name="T8">Together, we decided to finish the main sections of the Introduction with associative learning, a class of behavioural experiments that feature in all of our behavioural protocols, </text:span><text:span text:style-name="T35">whether Operant or Aversive</text:span><text:span text:style-name="T8">.</text:span></text:p>
      <text:p text:style-name="P31"/>
      <text:p text:style-name="P31"><office:annotation office:name="__Annotation__20136_4190327941" loext:resolved="false"><dc:creator>Upinder Bhalla</dc:creator><dc:date>2023-07-12T12:04:45.691385302</dc:date><loext:sender-initials>USB</loext:sender-initials><text:p text:style-name="P139"><text:span text:style-name="T176">Avoid</text:span></text:p></office:annotation>This was purely an editorial decision.<office:annotation-end office:name="__Annotation__20136_4190327941"/></text:p>
      <text:p text:style-name="P71"/>
      <text:p text:style-name="P71">- Line 872: This para is out of context. <office:annotation office:name="__Annotation__20137_4190327941" loext:resolved="false"><dc:creator>Upinder Bhalla</dc:creator><dc:date>2023-07-12T12:06:49.962255043</dc:date><loext:sender-initials>USB</loext:sender-initials><text:p text:style-name="P139"><text:span text:style-name="T176">Ananth, you are reverting to arguing with the examiner. He has asked for some very clear things to be done in the text of the thesis, your response should be to incorporate those things and just quote them here.</text:span></text:p></office:annotation>You should mention<office:annotation-end office:name="__Annotation__20137_4190327941"/> why it is relevant to study CA1 in associate learning - what is the current state of literature. This should lay the foundation for the next chapter. Associate learning has been studied for such a long time -- I find it hard to believe that the experimental protocols have not been standardised yet. Please elaborate on that.</text:p>
      <text:p text:style-name="P71"/>
      <text:p text:style-name="P29">After we introduced all the important topics and rationale for the Thesis, we wanted to lead into Chapter 2 – Behaviour. This was meant to relieve the focus from the previous section.</text:p>
      <text:p text:style-name="P71"/>
      <text:p text:style-name="P15"><text:span text:style-name="T159">We </text:span><text:span text:style-name="T160">have previously stated that studying the hippocampal CA1 time cells fire in reliable sequences under the TEC paradigm (Modi et al., 2014), and wished to develop the paradigm to more fully study time cells. See section “Theories on the function of the hippocamus”.</text:span></text:p>
      <text:p text:style-name="P28"/>
      <text:p text:style-name="P30">Experimental protocols have been standardized for a variety of animals, in a variety of experimental conditions. The specific issue is of developing an experimental <text:span text:style-name="T147">system</text:span> that can run simultaneous TEC behaivour and 2-photon imaging, <text:span text:style-name="T161">in concert, and</text:span> provide the context for time cell physiology to be studied, <text:span text:style-name="T143">in vivo</text:span>. <text:span text:style-name="T147">It was important to design both aspects of the experiments (behaviour and imaging), since these were the most suitable ocnditions for studies on time cells.</text:span></text:p>
      <text:p text:style-name="P30"><text:soft-page-break/></text:p>
      <text:p text:style-name="P32">It was not considered trivial to bundle behaviour and recording in a non-interfering way. For instance, we needed to study time cells longitudinally or chronically, and this is likely achieved by ensuring that the experimental animals were not overtly stressed, but rather were reasonably compliant to the experiment in terms of motivation. Towards this,</text:p>
      <text:p text:style-name="P30"/>
      <text:p text:style-name="P32">1) We focussed on performing only one surgery, viz., head-bar implant and hippocampus to minimize surgery-induced trauma, rather than multiple surgery strategies.</text:p>
      <text:p text:style-name="P82"/>
      <text:p text:style-name="P32">2) We incorporated a treadmill for the animals to run on during the experiments, at the potential cost of observing z-axis drift in the imaging.</text:p>
      <text:p text:style-name="P108"/>
      <text:p text:style-name="P82"><text:span text:style-name="T36">3) </text:span><text:span text:style-name="T37">Imaging requires that the sample (experimental animals) be illuminated only by the excitation laser and that the sensor systems for the emitted photons receive only the photons from the excited sample. </text:span><text:span text:style-name="T36">We considered and designed the filter sets before our photomultiplier tube (PMT) in the emission path, to reject all IR and partially red frequencies, not just to protect the sensor from the excitation 2p laser, but also the red/short IR illumination on the animal’s eye for the beaviour camera. </text:span></text:p>
      <text:p text:style-name="P71"/>
      <text:p text:style-name="P71">- Line 897: It is worth <office:annotation office:name="__Annotation__20138_4190327941" loext:resolved="false"><dc:creator>Upinder Bhalla</dc:creator><dc:date>2023-07-12T12:07:59.877065165</dc:date><loext:sender-initials>USB</loext:sender-initials><text:p text:style-name="P139"><text:span text:style-name="T176">Just put in a line to remind.</text:span></text:p></office:annotation>reminding<office:annotation-end office:name="__Annotation__20138_4190327941"/> the reader of these lacunae and then mention how you fill these gaps.</text:p>
      <text:p text:style-name="P109"/>
      <text:p text:style-name="P33">This is a short-summary section. Details have been provided in Chapter 3.</text:p>
      <text:p text:style-name="P16"><text:span text:style-name="T161">To briefly restate: There are not many published physiological readouts from large CA1 populations, </text:span><text:span text:style-name="T144">in vivo</text:span><text:span text:style-name="T161">, under behavioural contexts for time cell activation, </text:span><text:span text:style-name="T141">during the early, learning phase (Sessions 1-7, etc.)</text:span><text:span text:style-name="T161">. It </text:span><text:span text:style-name="T158">i</text:span><text:span text:style-name="T161">s unclear what the spatiotemporal pattern of activity would reveal with a systematic, longitudinal survey.</text:span></text:p>
      <text:p text:style-name="P109"/>
      <text:p text:style-name="P71">- Line 935: Briefly remin<office:annotation><dc:creator>Upinder Bhalla</dc:creator><dc:date>2023-07-12T12:08:13.029790732</dc:date><loext:sender-initials>USB</loext:sender-initials><text:p text:style-name="P139"><text:span text:style-name="T176">Just put in a couple of lines to remind.</text:span></text:p></office:annotation>d the reader why these measures are needed to better describe TEC</text:p>
      <text:p text:style-name="P71"/>
      <text:p text:style-name="P83"><text:span text:style-name="T38">The issue is to describe time cells under a variety of behavioural adaptations that are possible with standardized TEC. </text:span><text:span text:style-name="T39">A better understanding of the hippocampal contribution to this task at behavioural time scales (~ms) is useful. </text:span><text:span text:style-name="T40">For instance, it is not perfectly clear if </text:span><text:soft-page-break/><text:span text:style-name="T40">one expects to observe time cells with multi-modal tuning or simply a bigger cohort of identified time cells, tiling the longer trace interval,</text:span></text:p>
      <text:p text:style-name="P65">1) For very long intervals between the CS and US, </text:p>
      <text:p text:style-name="P83"/>
      <text:p text:style-name="P65">2) For trace interval switching conditions with the same pair of CS and US, but different stimulus-free windows.</text:p>
      <text:p text:style-name="P71"/>
      <text:p text:style-name="P71">- Be consistent with the fonts.</text:p>
      <text:p text:style-name="P33"/>
      <text:p text:style-name="P34">We will keep this in mind, <text:span text:style-name="T172">as an important checkpoint</text:span> before the final submission.</text:p>
      <text:p text:style-name="P71"/>
      <text:p text:style-name="P71">Chapter 2</text:p>
      <text:p text:style-name="P71">In this chapter the student has described various experimental methods. It is quite nice to see that experiments that have not worked are also included. But there is hardly any discussion of why the experiments may have failed and is it consistent with vast experimental literature that already exists. This chapter needs a major rev<office:annotation><dc:creator>Upinder Bhalla</dc:creator><dc:date>2023-07-12T12:09:39.575842664</dc:date><loext:sender-initials>USB</loext:sender-initials><text:p text:style-name="P139"><text:span text:style-name="T176">Ananth, this is your cue to state that you have made major changes as per both examiners, and then just enumerate them.</text:span></text:p></office:annotation>ision.</text:p>
      <text:p text:style-name="P71"/>
      <text:p text:style-name="P71">Specific comments:</text:p>
      <text:p text:style-name="P71"/>
      <text:p text:style-name="P71">Line 1477: Why is this of interest? Unless you specify that it is not easy to understand why you are designing a certain task.</text:p>
      <text:p text:style-name="P71"/>
      <text:p text:style-name="P84"><text:span text:style-name="T45">We stated our interest in Associative Learning paradigms in the previous chapter. </text:span><office:annotation office:name="__Annotation__20139_4190327941" loext:resolved="false"><dc:creator>Upinder Bhalla</dc:creator><dc:date>2023-07-12T12:10:31.284370346</dc:date><loext:sender-initials>USB</loext:sender-initials><text:p text:style-name="P139"><text:span text:style-name="T176">Why not just put this additional bit into the thesis as the motivation for designing the task?</text:span></text:p></office:annotation><text:span text:style-name="T45">Multi-modal stimulus integration is typical of the sensory experience. We felt it interesting to study how animals learnt to associate each stimulus modality, </text:span><text:span text:style-name="T9">individually, </text:span><text:span text:style-name="T45">given no </text:span><text:span text:style-name="T9">clear </text:span><text:span text:style-name="T20">a priori</text:span><text:span text:style-name="T45"> reason to assume that the </text:span><text:span text:style-name="T9">physiological response</text:span><text:span text:style-name="T45"> would be identical </text:span><text:span text:style-name="T9">for each</text:span><text:span text:style-name="T45">.</text:span><office:annotation-end office:name="__Annotation__20139_4190327941"/></text:p>
      <text:p text:style-name="P71"/>
      <text:p text:style-name="P71">Line 1481: The definition of Assoc. Learning should have come much earlier in the I section starting at 819.</text:p>
      <text:p text:style-name="P110"/>
      <text:p text:style-name="P35">In Chapter 1 – “Introduction”, we introduced Associative learning and left the finer more nuanced details for Chapter 2 – “Behaviour”. We designed the Introduction to state the wide variety of ideas and concepts that feature in the experiments and results of the thesis. However, we did not wish to overwhelm the chapter with details that we decided to list in the appropriate, subsequent chapter.</text:p>
      <text:p text:style-name="P110"><text:soft-page-break/></text:p>
      <text:p text:style-name="P111"><office:annotation office:name="__Annotation__20140_4190327941" loext:resolved="false"><dc:creator>Upinder Bhalla</dc:creator><dc:date>2023-07-12T12:11:06.724231003</dc:date><loext:sender-initials>USB</loext:sender-initials><text:p text:style-name="P139"><text:span text:style-name="T176">Ananth, red flag.</text:span></text:p></office:annotation><text:span text:style-name="T2">This was purely an editorial decision.</text:span><office:annotation-end office:name="__Annotation__20140_4190327941"/></text:p>
      <text:p text:style-name="P71"/>
      <text:p text:style-name="P71">Line 1493: This is a very strange selection to highlight the importance of anaesthetised recordings.</text:p>
      <text:p text:style-name="P71"/>
      <text:p text:style-name="P71">The para 1491-1500 seems out of context and redundant</text:p>
      <text:p text:style-name="P71"/>
      <text:p text:style-name="P85"><text:span text:style-name="T45">We wished to emphasize why we did not choose to go with anaesthetised animals, viz., we wanted the animal to adaptably report different aspects of TEC learning while recording CA1 activity for time cells. </text:span><text:span text:style-name="T9">Currently, time cells have not been described in the Anaesthetized state. While recordings in anesthetized states have led to important discoveries, it is more often the case that the same mechanistic or physiological cellular responses may not be applicable in awake animals, especially ones engaged in specific behavioural tasks. The section was kept short and as a way to justify why we did not conduct any recordings </text:span><text:span text:style-name="T35">with animals under anaesthesia</text:span><text:span text:style-name="T9">.</text:span></text:p>
      <text:p text:style-name="P71"/>
      <text:p text:style-name="P71">- Line 1529: What is the state of literature on this question? This has not been addressed in the introduction. It should have been in the section starting at line 819</text:p>
      <text:p text:style-name="P71"/>
      <text:p text:style-name="P85"><text:span text:style-name="T46">To our knowledge no known publication </text:span><text:span text:style-name="T35">has studied time cells with the </text:span><text:span text:style-name="T46">granularity of well-defined TEC behaviour and ms resolution CA1 activity using 2-photon imaging, </text:span><text:span text:style-name="T35">apart from Modi et al., 2014</text:span><text:span text:style-name="T46">. We believe this is why there is still </text:span><text:span text:style-name="T35">in</text:span><text:span text:style-name="T46">sufficient clarity on the network level reponses in the CA1, </text:span><text:span text:style-name="T21">in vivo</text:span><text:span text:style-name="T46">, </text:span><text:span text:style-name="T35">especially </text:span><text:span text:style-name="T46">during early learning of associated stimuli, </text:span><text:span text:style-name="T22">i.e., </text:span><text:span text:style-name="T35">behavioural acquisition</text:span><text:span text:style-name="T46">.</text:span></text:p>
      <text:p text:style-name="P71"/>
      <text:p text:style-name="P71">- Line 1552: I suppose a section title is missing here?</text:p>
      <text:p text:style-name="P71"/>
      <text:p text:style-name="P36">This was a typographical error. We have amended this.</text:p>
      <text:p text:style-name="P37"/>
      <text:p text:style-name="P37">*** EDIT: “</text:p>
      <text:p text:style-name="P69">In <text:span text:style-name="T140">the following</text:span> sections, ...</text:p>
      <text:p text:style-name="P37">”</text:p>
      <text:p text:style-name="P38"/>
      <text:p text:style-name="P71"><text:soft-page-break/>- Line 1665: When was the aversive stimulus given? Immediately after the wrong lick or only in the reward phase?</text:p>
      <text:p text:style-name="P20"/>
      <text:p text:style-name="P36">We only used aversive stimulus based punishment in some protocols, not others. We have attempted to now make this clear in the text.</text:p>
      <text:p text:style-name="P36"/>
      <text:p text:style-name="P86"><text:span text:style-name="T47">*** ADDED (</text:span><text:span text:style-name="T10">to </text:span><text:span text:style-name="T47">line ~167</text:span><text:span text:style-name="T15">7-</text:span><text:span text:style-name="T48">1678</text:span><text:span text:style-name="T47">): “</text:span></text:p>
      <text:p text:style-name="P39">No aversive stimuli presented in this <text:span text:style-name="T148">particular</text:span> protocol.</text:p>
      <text:p text:style-name="P40">“</text:p>
      <text:p text:style-name="P71"/>
      <text:p text:style-name="P71">- Line 1680: It is not too small a cohort to claim a failure?</text:p>
      <text:p text:style-name="P71"/>
      <text:p text:style-name="P86"><text:span text:style-name="T49">The number of trials per day for these operant conditioning tasks was set to 600</text:span><text:span text:style-name="T50"> (1 session/day)</text:span><text:span text:style-name="T49">. </text:span><text:span text:style-name="T50">Over &gt;7 days of training, we had presented the training trials to the experimental animals for &gt;4200 times. In our experiments, we did not observe even putative signs of behavioural discrimination, after 12-14 days (sessions) of training.</text:span></text:p>
      <text:p text:style-name="P86"/>
      <text:p text:style-name="P86"><text:span text:style-name="T49">We specifically required a task which the animals could learn within 1-2 weeks, given the technical challenges of maintaining chronic imaging from healthy tissue for </text:span><text:span text:style-name="T50">longer</text:span><text:span text:style-name="T49"> period</text:span><text:span text:style-name="T50">s</text:span><text:span text:style-name="T49">. In this regard, we deemed the task a failure since we could not get lick discrimination to only the presented Tone/CS </text:span><text:span text:style-name="T50">or the CS+ (vs. CS-)</text:span><text:span text:style-name="T49">, within &lt;2 weeks.</text:span></text:p>
      <text:p text:style-name="P71"/>
      <text:p text:style-name="P71">- Protocol 3: DNMS and Go/NoGo are classical tasks and numerous animals have been trained for these tasks. So I do not understand why the protocol has failed? What is the difference between your version of these protocols and the ones that have been reported in previous papers.</text:p>
      <text:p text:style-name="P71"/>
      <text:p text:style-name="P87"><text:span text:style-name="T49">Animals in published </text:span><text:span text:style-name="T50">operant conditioning t</text:span><text:span text:style-name="T49">asks usually take &gt;</text:span><text:span text:style-name="T50">1 month</text:span><text:span text:style-name="T49"> </text:span><text:span text:style-name="T50">(3-4 weeks) </text:span><text:span text:style-name="T49">of training to achieve expert levels of performance </text:span><text:span text:style-name="T51">(Guo et al., 2014)</text:span><text:span text:style-name="T49">. This was too long for us, since we did not expect the chronic calcium imaging to last for that long a period of repeated imaging sessions. We also, crucially wished to study the physiology during the initial acquisition phase of learning, </text:span><text:span text:style-name="T50">without skipping any learning sessions. This was considered a technical challenge and we had decided to work with tasks that our animals could relatively quickly acquire.</text:span></text:p>
      <text:p text:style-name="P71"/>
      <text:p text:style-name="P71"><text:soft-page-break/>- Project-I is presented without much reference to literature. These tasks are frequently used. In what way the protocols you have used are different from those mentioned in the literature? And why your version of the protocols failed deserves some discussion.</text:p>
      <text:p text:style-name="P112"/>
      <text:p text:style-name="P17"><text:span text:style-name="T149">The essential goal of the standardization was to ensure that the behaviour and imaging could work simultaneously, </text:span><text:span text:style-name="T148">and that the experimental animals could behaviourally report having acquired the task and having perceived the crucial stimuli presented in any trial.</text:span><text:span text:style-name="T149"> This has rarely been done with our model system, and certainly not to our level of control and granularity, </text:span><text:span text:style-name="T162">especially during initial acquisition.</text:span></text:p>
      <text:p text:style-name="P71"/>
      <text:p text:style-name="P71">Project II</text:p>
      <text:p text:style-name="P71"/>
      <text:p text:style-name="P71">- Please include reference to previous studies on TEBC. There are several statements in the lines 1856-1879 that need citations. But in general for the different ISIs, weak and strong learners there must be previous data on how quickly animals acquire the task. Please compare that with your data.</text:p>
      <text:p text:style-name="P71"/>
      <text:p text:style-name="P88"><text:span text:style-name="T43">Behavioural acquisition of TEC is dependent on the intensity of aversive stimulus provided, ranging from extremely aversive eye-puffs such as those used in </text:span><text:span text:style-name="T26">Modi et al., 2014</text:span><text:span text:style-name="T43">, or </text:span><text:span text:style-name="T44">mildly</text:span><text:span text:style-name="T43"> aversive eye-puffs such as those used in </text:span><text:span text:style-name="T26">Siegel et al., 2015</text:span><text:span text:style-name="T43">. Indeed, each protocol condition influences the fraction of animals that learn the task, </text:span><text:span text:style-name="T44">the rate of learning, </text:span><text:span text:style-name="T43">as well as limit experiment designs for adapting the learnt behaviour.</text:span></text:p>
      <text:p text:style-name="P113"><text:span text:style-name="T43">O</text:span><text:span text:style-name="T42">ur animals learn the 250 ms task within 3-7 sessions, which is comparable to </text:span><text:span text:style-name="T25">Siegel et al., 2015</text:span><text:span text:style-name="T42">.</text:span></text:p>
      <text:p text:style-name="P71"/>
      <text:p text:style-name="P71">- Line 1919: This section comes very abruptly. It does not give any reason why suddenly the reader should worry about treadmill and track speed? You must explain why Trace eyeblink conditioning should be done in animals running in a treadmill.</text:p>
      <text:p text:style-name="P71"/>
      <text:p text:style-name="P114"><text:span text:style-name="T2">Treadmills have been featured in a numerous animal behaviour experiments, especially when the animal is trained for a number of sessions across days. This is expected to reduce stress with the animal busy and engaged when on the rig. We considered treadmill tracking as an important variable to keep track of, </text:span><text:span text:style-name="T10">despite the potential complications this could provide to imaging, viz., z-axis drift. The standardization of combined behaviour and imaging was considered non-trivial, and thus a significant contribution to the thesis.</text:span></text:p>
      <text:p text:style-name="P71"><text:soft-page-break/></text:p>
      <text:p text:style-name="P71">- Figure 13 left column: what is plotted here? I am wondering how you can get average speed distribution over a single trial? I am assuming that this is data from a single session of a single animal.</text:p>
      <text:p text:style-name="P41"/>
      <text:p text:style-name="P89"><text:span text:style-name="T52">Left: Trial-by-trial running speed (cm/s) over a 50 ms window-</text:span><text:span text:style-name="T53">sized bin</text:span><text:span text:style-name="T52"> for any frame. </text:span><text:span text:style-name="T54">We move the averaging window across the trial points.</text:span></text:p>
      <text:p text:style-name="P89"/>
      <text:p text:style-name="P42">*** ADDED (to line 1955):”</text:p>
      <text:p text:style-name="P89"><text:span text:style-name="T55">... </text:span><text:span text:style-name="T13">over a 50 ms sized bins, ...</text:span></text:p>
      <text:p text:style-name="P42">“</text:p>
      <text:p text:style-name="P71"/>
      <text:p text:style-name="P71">- Figure 21: Define what is weak and strong learner?”</text:p>
      <text:p text:style-name="P71"/>
      <text:p text:style-name="P43">We classified strong learners as animals with a performance of &gt;60% hit trials/session. Weak learners have a performance of 30-60% hit trials/session.</text:p>
      <text:p text:style-name="P43"/>
      <text:p text:style-name="P90"><text:span text:style-name="T54">*** ADDED (to line ~20</text:span><text:span text:style-name="T27">34-2037</text:span><text:span text:style-name="T54">):”</text:span></text:p>
      <text:p text:style-name="P115"><text:span text:style-name="T56">We additionally set a criterion that a performance of &gt;</text:span><text:span text:style-name="T57">6</text:span><text:span text:style-name="T56">0% be considered “strong learning”, 30-60% be considered “weak learning”, and “0-30%” be considered “non-learning”.”</text:span></text:p>
      <text:p text:style-name="P44"/>
      <text:p text:style-name="P43"><text:span text:style-name="T163">W</text:span>e also added the same information to the Figure 18 legend:</text:p>
      <text:p text:style-name="P43">Figure 18: ... “<text:span text:style-name="T164">Here M2 is a strong learner (&gt;70% hit trials/session) and M5 is a weak learner (30-60 % hit trials/session). M1, M3, and M4 did not learn the task.</text:span>”</text:p>
      <text:p text:style-name="P71"/>
      <text:p text:style-name="P71">Chapter 3</text:p>
      <text:p text:style-name="P71">In this chapter the student has described main results about neural activity during TEC tasks. The major limitation is that most of the results are presented in an anecdotal manner. The main focus of the work is 'time cells' but they are very poorly described and defined. This chapter requires a major revision.</text:p>
      <text:p text:style-name="P71"/>
      <text:p text:style-name="P71">Specific comments:</text:p>
      <text:p text:style-name="P71"/>
      <text:p text:style-name="P71">- Parts of the somatosensory cortex were removed for imaging. Did it result in some deficits in the animals over time since recording continued for 2-3 weeks?</text:p>
      <text:p text:style-name="P131"><text:soft-page-break/></text:p>
      <text:p text:style-name="P18"><text:span text:style-name="T165">We keep track of animals that showcase unusual gait or low/no mobility and avoid their use </text:span><text:span text:style-name="T151">altogether </text:span><text:span text:style-name="T165">for </text:span><text:span text:style-name="T166">production datasets and </text:span><text:span text:style-name="T165">experiments. </text:span><text:span text:style-name="T150">This is in accordance with Dombeck et al., 2010.</text:span></text:p>
      <text:p text:style-name="P20"/>
      <text:p text:style-name="P71">- Very little information is provided about the figures 29AB have been constructed. Why was clustering done? What were the clustering algorithm parameters? At least from the figure, there is not much indication of clustering. Later the student is comparing correlation structure in spontaneous and evoked activity. But again too little information is provided how the correlations were calculated in the evoked activity which barely lasts for a few frames. So what duration of activity was taken around the stimulus presentation to calculate the evoked correlation matrix. Since there are way too many cells responding to the stimulus, how was this corrected for. Overall this is an interesting result as it is, it looks pretty much anecdotal -- I think all that has been shown is data from one animal.</text:p>
      <text:p text:style-name="P116"/>
      <text:p text:style-name="P45">We wanted to essentially look at the spatial organization of cells with high correlation in activity, since imaging as a recording method provides an unabiguous anatomical map of each of the recorded cells.</text:p>
      <text:p text:style-name="P45"/>
      <text:p text:style-name="P91"><text:span text:style-name="T58">ADDED (to line ~244</text:span><text:span text:style-name="T27">4-2448</text:span><text:span text:style-name="T58">):</text:span></text:p>
      <text:p text:style-name="P46">“We set the initial seed to k = 3, with 1000 bootstrap iterations (see Modi et al., 2014 for sensitivity analysis), distance as specified by pair-wise correlation coefficient (Figure 29A; Figure 31A; Figure 32A), and a threshold of 80% to bundle meta-groups.”</text:p>
      <text:p text:style-name="P71"/>
      <text:p text:style-name="P46">Correlations were calculated for all frames post the whisker-puff (stimulus), which corresponds to ~8 s of network activity. It is across this period that the clustering was attemted.</text:p>
      <text:p text:style-name="P46"/>
      <text:p text:style-name="P45">The correlation analysis was performed to check for consistency across previous recordings in the lab (Modi et al., 2014; Ashesh Dhawale’s Thesis). The idea here is to be able to provide proof-of-principle results to confirm if the technique was working.</text:p>
      <text:p text:style-name="P45"/>
      <text:p text:style-name="P45">Additionally, although the results are from 1 animal, the session consists of 60 trials for each of the &gt;100 cells recorded. This very preliminary result has been studied and described in detail, previously (Modi et al., 2014).</text:p>
      <text:p text:style-name="P71"><text:soft-page-break/></text:p>
      <text:p text:style-name="P71">- Line 2322: For imaging, parts of the somatosensory cortex were removed. So ideally such stimuli should not be tried. But I am wondering if there was any temporal structure to how the response to such stimuli evolved over time (across days) as the cortex recovered from the load of tissue.</text:p>
      <text:p text:style-name="P71"/>
      <text:p text:style-name="P70">The somatosensory cortex damage inflicted was only on one hemisphere. We presented somatosensory cortext to the ipsilateral whiskers, information that is expected to be processed on the contralateral hemisphere. Further, we still observe responses at the CA1 timed to the presentation of the whisker-puff, unlike trials with tone.</text:p>
      <text:p text:style-name="P70"/>
      <text:p text:style-name="P70">We describe tuning modulations across days for the chronically tracked time cells in the last section of Chapter 3 – “Imaging”. It is very difficult to isolate and therefore comment on the effect of tissue recovery, since we did not directly measure this variable.</text:p>
      <text:p text:style-name="P71"/>
      <text:p text:style-name="P71">- Line 2520: Definition of time cell is not clear. Frame rate is 10/15 frames per sec. The time between CS and US is 300 or 500ms. That means that there are only 2-4 frames between CS and US. Just because cells are locked to CS or US they do not become time cells.</text:p>
      <text:p text:style-name="P71"/>
      <text:p text:style-name="P91"><text:span text:style-name="T58">Cells showcasing time-locked activity to specific time points in repeated trials are called time cells. </text:span><text:span text:style-name="T13">These have been described extensively in published literature that we cite in Chapter 1 – “Introduction”. </text:span><text:span text:style-name="T58">We have defined t</text:span><text:span text:style-name="T13">ime cells </text:span><text:span text:style-name="T58">several times in the introduction </text:span><text:span text:style-name="T59">as well as in Chapter 3 - “Imaging”</text:span><text:span text:style-name="T58">. </text:span><text:span text:style-name="T13">Please kindly see the section entitled “Space and time in the hippocampus”, in the Introduction.</text:span></text:p>
      <text:p text:style-name="P117"/>
      <text:p text:style-name="P4"><text:span text:style-name="T131">For a more functional, </text:span><text:span text:style-name="T132">algorithmic,</text:span><text:span text:style-name="T131"> or analytical definition of </text:span><text:span text:style-name="T132">time cells, we have benchmarked a number of time cell detection algorithms in our paper (</text:span><text:a xlink:type="simple" xlink:href="https://doi.org/10.1523/ENEURO.0007-22.2023" text:style-name="Internet_20_link" text:visited-style-name="Visited_20_Internet_20_Link"><text:span text:style-name="T174">https://doi.org/10.1523/ENEURO.0007-22.2023</text:span></text:a><text:span text:style-name="T123"> </text:span><text:span text:style-name="T132">), appended to the thesis as Chapter 4 -”Analysis”.</text:span></text:p>
      <text:p text:style-name="P71"/>
      <text:p text:style-name="P71">Figure 33: what does time = 0 correspond to?</text:p>
      <text:p text:style-name="P71"/>
      <text:p text:style-name="P92"><text:span text:style-name="T14">Here, t</text:span><text:span text:style-name="T13">ime at 0 ms is t</text:span><text:span text:style-name="T58">he presentation of the CS.</text:span></text:p>
      <text:p text:style-name="P47"/>
      <text:p text:style-name="P47"><text:soft-page-break/>***ADDED (to Figure 33 legend):”</text:p>
      <text:p text:style-name="P118"><text:span text:style-name="T11">The </text:span><text:span text:style-name="T12">conditioned</text:span><text:span text:style-name="T11"> stimulus </text:span><text:span text:style-name="T12">(CS; blue LED) </text:span><text:span text:style-name="T11">is presented at time 0 ms.</text:span></text:p>
      <text:p text:style-name="P49">“</text:p>
      <text:p text:style-name="P119"/>
      <text:p text:style-name="P71">- Line 2532: Please specify the analysis and checkpoints.</text:p>
      <text:p text:style-name="P119"/>
      <text:p text:style-name="P91"><text:span text:style-name="T60">The section entitled “Preliminary analysis to identify time cells” in Chapter 3 – “Imaging” (</text:span><text:span text:style-name="T58">Lines ~25</text:span><text:span text:style-name="T60">24</text:span><text:span text:style-name="T58">-254</text:span><text:span text:style-name="T60">8) describe the analysis. For these preliminary results, we had used an (outdated) adaptation of the Temporal Information based time cell detection analysis (Mau et al., 2018).</text:span></text:p>
      <text:p text:style-name="P91"/>
      <text:p text:style-name="P5"><text:span text:style-name="T133">Subsequently, we developed a Python/C++ based implementation that has been benchmarked to perform very well (Ananthamurthy and Bhalla, 2023 </text:span><text:a xlink:type="simple" xlink:href="https://doi.org/10.1523/ENEURO.0007-22.2023" text:style-name="Internet_20_link" text:visited-style-name="Visited_20_Internet_20_Link"><text:span text:style-name="T174">https://doi.org/10.1523/ENEURO.0007-22.2023</text:span></text:a><text:span text:style-name="T133"> )</text:span></text:p>
      <text:p text:style-name="P71"/>
      <text:p text:style-name="P71">- Line 2544: This line is just reporting the figure 36 -- no discussion of what is actually in the figure and what it means</text:p>
      <text:p text:style-name="P48"/>
      <text:p text:style-name="P91"><text:span text:style-name="T61">Here, we </text:span><text:span text:style-name="T58">described how we estimate Temporal Information for this figure (lines 2519-2543). We then sort cells based on their time of peak and plot the corresponding Temporal Information. We do not find any systematic trend at first glance.</text:span></text:p>
      <text:p text:style-name="P46"/>
      <text:p text:style-name="P93"><text:span text:style-name="T60">It has been observed in time cell literature as well as in our real physiology recordings that time cells with tuning to later time points in a trial, tend to have wider tuning curves </text:span><text:span text:style-name="T61">(lines ~534-542 in Chapter 1 - “Introduction”)</text:span><text:span text:style-name="T60">. This is why no obvious trend in Temporal Informatoin vs time of peak sorted time cells seemed curious enough to mention in the thesis. </text:span><text:span text:style-name="T61">However, while w</text:span><text:span text:style-name="T58">e report the observation, </text:span><text:span text:style-name="T61">we</text:span><text:span text:style-name="T58"> made no attempts to delineate further detail. </text:span><text:span text:style-name="T61">This legacy adaptation of the temporal information calculation had not been benchmarked and thus the result was not certain, at the time. Subsequently, we have observed similar results in other lab colleague’s recordings, and avoided further discussion, with regard to the scope of this thesis.</text:span></text:p>
      <text:p text:style-name="P71"/>
      <text:p text:style-name="P71">- Line 2559-2561: This expansion in the time cells seems to be reported for one animal (Fig 37-38). The student should report group statistics. Also discuss how this expansion relates to training and/or learning.</text:p>
      <text:p text:style-name="P71"><text:soft-page-break/></text:p>
      <text:p text:style-name="P50">The results presented are towards the extent of proving proof of principle for the technologies developed. <text:span text:style-name="T152">We have cited these results as “preliminary”.</text:span> Other lab colleagues have taken up these experiments <text:span text:style-name="T152">and their results are expected to be published outside of the scope of this thesis.</text:span></text:p>
      <text:p text:style-name="P71"/>
      <text:p text:style-name="P71">- Figure 42: There is no explanation for choosing the threshold of 0.2 to suggest stability of response. It would be good to show any example where the cell pair correlation is 0.2. In any case there is no information about how many cells from how many animals were included in this analysis.</text:p>
      <text:p text:style-name="P71"/>
      <text:p text:style-name="P94"><text:span text:style-name="T61">We complete agree with this comment. A threshold value of </text:span><text:span text:style-name="T62">0.2 is arbitrary. However, using 0 as the threshold result</text:span><text:span text:style-name="T61">ed</text:span><text:span text:style-name="T62"> in </text:span><text:span text:style-name="T61">many </text:span><text:span text:style-name="T62">false positives </text:span><text:span text:style-name="T61">(data not shown)</text:span><text:span text:style-name="T62">. We report our observations stating the threshold of 0.2, clearly. </text:span><text:span text:style-name="T61">Typically we observe only at best a correlation coefficient of ~0.6-0.8 across cell pairs (please kindly refer to Figures 29 and 31). Accordingly, we decided to choose 0.2 as the threshold.</text:span></text:p>
      <text:p text:style-name="P94"/>
      <text:p text:style-name="P93"><text:span text:style-name="T61">A more systematic study across a larger cohort of experimental animals </text:span><text:span text:style-name="T63">would be required to firmly establish any mechanistic insight on how re-tuning time cells feature in learning. For these results, we utilized an in-house, legacy version of the Temporal Information calculation (Mau et al., 2018). This particular analysis routine was not properly benchmarked. This is also the reason why we don’t cite the numbers of time cells per dataset, since this was not established at the time.</text:span></text:p>
      <text:p text:style-name="P93"/>
      <text:p text:style-name="P51">We have since developed a Python/C++ based implementation of the Temporal Information calculation that is benchmarked and performs at a very high level of Recall and Precision. We cite that this improved algorithm catches ~20 % of the total recorded cells, as time cells (Figure 7G from Ananthamurthy and Bhalla, 2023, appended to thesis as Chapter 4 - “Analysis”). This is consistent with the ~11% time cells as described in Mau et al., 2018, given the caveats of a different model system, recording principle, and behavioural task.</text:p>
      <text:p text:style-name="P71"/>
      <text:p text:style-name="P71">- Line 2602: Width of tuning curve is first time mentioned here. How was this defined? Please define it and show the results.</text:p>
      <text:p text:style-name="P120"/>
      <text:p text:style-name="P51"><text:soft-page-break/>We recognize this very important oversight. We have now added a description of tuning curves or peri-stimulus time histograms (PSTH).</text:p>
      <text:p text:style-name="P120"/>
      <text:p text:style-name="P90"><text:span text:style-name="T64">*** ADDED (to line ~257</text:span><text:span text:style-name="T27">3-2577</text:span><text:span text:style-name="T64">):</text:span></text:p>
      <text:p text:style-name="P52">“<text:span text:style-name="T171">P</text:span><text:span text:style-name="T167">eri-stimulus time histograms (PSTH) or event time histograms (ETH) </text:span><text:span text:style-name="T171">we</text:span><text:span text:style-name="T167">re created by summing the number of threshold crossing activity events per bin (bin size = 3 frames/bin </text:span>or ~200 ms/bin <text:span text:style-name="T168">at 14.5 Hz</text:span><text:span text:style-name="T167">) across trials. Different cells showcase different widths for ETH or tuning curves (Figure 35A; Figure 35B).”</text:span></text:p>
      <text:p text:style-name="P71"/>
      <text:p text:style-name="P53"><text:span text:style-name="T153">Additionally, please kindly </text:span>refer to Figure 35.</text:p>
      <text:p text:style-name="P53"/>
      <text:p text:style-name="P71">- Line 2617: Why is it surprising? What is the criteria to determine if the response persistence is expected or not?</text:p>
      <text:p text:style-name="P71"/>
      <text:p text:style-name="P95"><text:span text:style-name="T65">We don’t have clear values for the </text:span><text:span text:style-name="T66">exact duration of the </text:span><text:span text:style-name="T65">persistence of </text:span><text:span text:style-name="T66">the </text:span><text:span text:style-name="T23">in vivo</text:span><text:span text:style-name="T66">, hippocampal</text:span><text:span text:style-name="T65"> network state post US. </text:span><text:span text:style-name="T66">This is actually a very interesting potential experiment, but we did not sub-divide the post-US period for this analysis. At the time, we only wished to see if our results were consistent with those previously published (Modi et al., 2014; Ashesh Dhawale’s Thesis), as proof-of-principle for technique standardization.</text:span></text:p>
      <text:p text:style-name="P95"/>
      <text:p text:style-name="P95"><text:span text:style-name="T65">Single cell measurements </text:span><text:span text:style-name="T66">tend to </text:span><text:span text:style-name="T65">define responses </text:span><text:span text:style-name="T66">up to</text:span><text:span text:style-name="T65"> 200-</text:span><text:span text:style-name="T66">1000</text:span><text:span text:style-name="T65"> ms post US. Our own correlation based clustering analysis was across the whole post US phase (vs pre-stim phase), </text:span><text:span text:style-name="T66">which corresponds to ~8s</text:span><text:span text:style-name="T65">. </text:span><text:span text:style-name="T66">It was surprising to us, t</text:span><text:span text:style-name="T65">o find the number of time cells even many frames after the US (&gt;100-200 ms or 1-3 frames at 14.5 Hz).</text:span></text:p>
      <text:p text:style-name="P95"/>
      <text:p text:style-name="P54">In reference we urge a consideration towards Figure 30B (Chapter 3 – “Imaging”), where we observe CA1 responses to whisker-puff (somatosensory but different from eye-puff) for ~1-2 s post presentation of the US. Although not discussed further, there even seems to be a potential suppression of responses post this 1s window. It is difficult to rule out z-axis drift without a second fluorescence channel in our microscope looking at activity-independent anatomy, so we decided to not pursue this line of thought further.</text:p>
      <text:p text:style-name="P95"/>
      <text:p text:style-name="P54">In any case, we believe that even our preliminary results are a good proof-of-principle for the standardization of the technique in question (Imaging).</text:p>
      <text:p text:style-name="P71"/>
      <text:p text:style-name="P71"><text:soft-page-break/>- This chapter ends very abruptly -- without any conclusion. What is the significance of these findings about time cells?</text:p>
      <text:p text:style-name="P55"/>
      <text:p text:style-name="P55">The results presented were to provide proof of principle toward<text:span text:style-name="T154">s</text:span> standardization.</text:p>
      <text:p text:style-name="P56"/>
      <text:p text:style-name="P96"><text:span text:style-name="T65">Most of the results shown have been replicated in other tasks, </text:span><text:span text:style-name="T67">as cited in Chapter 1 - “Introduction”</text:span><text:span text:style-name="T65">. Further experimental samples points are being recorded and analysed by lab colleagues </text:span><text:span text:style-name="T68">to deleniate further detail. A</text:span><text:span text:style-name="T67">s far as the scope of this thesis, we wish to remain cautious of any extended discussion on these preliminary results.</text:span></text:p>
      <text:p text:style-name="P71"/>
      <text:p text:style-name="P71">Chapter 4</text:p>
      <text:p text:style-name="P71">This is a peer-reviewed manuscript and there are no further edits needed for this.</text:p>
      <text:p text:style-name="P71"/>
      <text:p text:style-name="P71">Chapter 5</text:p>
      <text:p text:style-name="P71">This chapter provides a brief summary of the results. Since this is a Phd thesis one would expect much more discussion about the methods and results. But the chapter is pretty devoid of any such discussion. I think this chapter should be expanded quite a bit.</text:p>
      <text:p text:style-name="P71"/>
      <text:p text:style-name="P71">Specific comments:</text:p>
      <text:p text:style-name="P71"/>
      <text:p text:style-name="P71">- Line 2819: I am not really sure what has been standardised and in what specific way. This is one of the main claims of the thesis and this should be made very clear. First in the introduction - what needs to the standardized and the in the discussion what has been standardised.</text:p>
      <text:p text:style-name="P121"/>
      <text:p text:style-name="P97"><text:span text:style-name="T69">Please </text:span><text:span text:style-name="T27">kindly refer to Chapter 1 – “Introduction” (</text:span><text:span text:style-name="T69">line</text:span><text:span text:style-name="T27">s</text:span><text:span text:style-name="T69"> ~18</text:span><text:span text:style-name="T27">8-194)</text:span><text:span text:style-name="T69"> or </text:span><text:span text:style-name="T27">the section entitled “Required features” in </text:span><text:span text:style-name="T69">Chapter 2 – “Behaviour” </text:span><text:span text:style-name="T27">(lines ~1548-1571)</text:span><text:span text:style-name="T69">.</text:span></text:p>
      <text:p text:style-name="P57">In brief, we have standardized TEC to be coupled with 2p Imaging, in concert, with the goal to study time cells. <text:span text:style-name="T155">It is non-trivial to combine behaviour and imaging for longitudinal studies.</text:span></text:p>
      <text:p text:style-name="P121"/>
      <text:p text:style-name="P72">- Line 2822: What are the 'several types of behavioural adaptation ...'? The first claim is well known [Line 2824]. The third claim is not tried -- it's just an expectation [line 2828].</text:p>
      <text:p text:style-name="P125"/>
      <text:p text:style-name="P125"><text:soft-page-break/><text:span text:style-name="T114">1</text:span><text:span text:style-name="T115">)</text:span><text:span text:style-name="T114"> </text:span><text:span text:style-name="T116">In our experiments where we extended the Trace Duration, animals show retention of previously learnt CR times (Figures 19-21), showcase complex blinks (Figure 19) without change to CR onset (Figure 20).</text:span></text:p>
      <text:p text:style-name="P57"/>
      <text:p text:style-name="P126"><text:span text:style-name="T114">2</text:span><text:span text:style-name="T115">)</text:span><text:span text:style-name="T114"> </text:span><text:span text:style-name="T116">We could also train animals on very long Trace durations (550 ms, and 750 ms), which have previously not been reported for head-fixed mice.</text:span></text:p>
      <text:p text:style-name="P58"/>
      <text:p text:style-name="P126"><text:span text:style-name="T114">3</text:span><text:span text:style-name="T115">)</text:span><text:span text:style-name="T114"> </text:span><text:span text:style-name="T116">Across all the single interval training experiments, the animals only produce one conditioned response, with time of peak adjusted relative to the timing of the US.</text:span></text:p>
      <text:p text:style-name="P57"/>
      <text:p text:style-name="P126"><text:span text:style-name="T114">4</text:span><text:span text:style-name="T115">)</text:span><text:span text:style-name="T114"> </text:span><text:span text:style-name="T116">C</text:span><text:span text:style-name="T114">omplex blinks were only obsered in animals trained to more than one trace interval.</text:span></text:p>
      <text:p text:style-name="P122"/>
      <text:p text:style-name="P59">TEC experiments with multiple CS, viz., blue LED and Tone, have been tried in the lab. They form the primary behavioural modulation being investigated by a lab colleague (Soumya Bhattacharjee). <text:span text:style-name="T142">These experiments are now directly possible due to the standardization efforts.</text:span></text:p>
      <text:p text:style-name="P59"/>
      <text:p text:style-name="P98"><text:span text:style-name="T70">ADDED (to line ~286</text:span><text:span text:style-name="T27">6</text:span><text:span text:style-name="T70">): “</text:span></text:p>
      <text:p text:style-name="P60">... (data not shown).</text:p>
      <text:p text:style-name="P60">”</text:p>
      <text:p text:style-name="P71"/>
      <text:p text:style-name="P71">- Line 2839: Again here it is important to clearly mention what has been standardized for 2-photon imaging -- both in the intro and in the discussion</text:p>
      <text:p text:style-name="P71"/>
      <text:p text:style-name="P59">We standardized TEC <text:span text:style-name="T157">and 2p </text:span>Imaging for chronic or daily measurements over 2-3 weeks post surgery, with the goal to study time cells, <text:span text:style-name="T156">in a non-interfering, chronic/longitudinal assay.</text:span></text:p>
      <text:p text:style-name="P71"/>
      <text:p text:style-name="P71">- Line 2924: This section comes very abruptly. I am not sure how it relates to the thesis work. The first two paragraphs the author has tried to build some narrative but it does not serve the purpose.</text:p>
      <text:p text:style-name="P71"/>
      <text:p text:style-name="P99"><text:span text:style-name="T70">We use this section to emphasize that the brain continues to predict across different states and experiences, in an on-going effort. We use this narrative thread to link the essential summary of what the thesis has tried to achieve </text:span><text:span text:style-name="T71">in terms of</text:span></text:p>
      <text:p text:style-name="P99"><text:soft-page-break/></text:p>
      <text:p text:style-name="P61">1) The toolkit of behaviour and imaging experiments that delineate the finer temporal structure of the engram (time cell sequences),</text:p>
      <text:p text:style-name="P127"/>
      <text:p text:style-name="P6"><text:span text:style-name="T134">2) The benchmarked repertoire of time cell analysis algorithms, provided as open source code (</text:span><text:a xlink:type="simple" xlink:href="https://www.github.com/bhallalab/TimeCellAnalysis" text:style-name="Internet_20_link" text:visited-style-name="Visited_20_Internet_20_Link"><text:span text:style-name="T174">https://www.github.com/bhallalab/TimeCellAnalysis</text:span></text:a><text:span text:style-name="T134"> ), and,</text:span></text:p>
      <text:p text:style-name="P128"/>
      <text:p text:style-name="P7"><text:span text:style-name="T134">3) The base MATLAB code to generate synthetic calcium activity datasets (</text:span><text:a xlink:type="simple" xlink:href="https://www.github.com/bhallalab/TimeCellAnalysis" text:style-name="Internet_20_link" text:visited-style-name="Visited_20_Internet_20_Link"><text:span text:style-name="T174">https://www.github.com/bhallalab/TimeCellAnalysis</text:span></text:a><text:span text:style-name="T134"> </text:span><text:span text:style-name="T135">inside the “rho-matlab” directory, </text:span><text:span text:style-name="T134">or </text:span><text:a xlink:type="simple" xlink:href="https://www.github.com/ananthamurthy/rho-matlab" text:style-name="Internet_20_link" text:visited-style-name="Visited_20_Internet_20_Link"><text:span text:style-name="T174">https://www.github.com/ananthamurthy/rho-matlab</text:span></text:a><text:span text:style-name="T134"> ), or indeed datasets with any signal waveform. The algorithm to generate surrogate datasets is essentially works as follows – The signal template is added to each trial (as per the configuration), to various time points, keeping the fidelity of the recording frame rate, </text:span><text:span text:style-name="T139">i.e.</text:span><text:span text:style-name="T134">, the actual algorithm is agnostic to many fine details of the signal tempate/waveform. Furthermore, these datasets may be useful for future benchmarking studies or even as network templates acting as input to computational models of activity/time cell detection by subsequent layers.</text:span></text:p>
      <text:p text:style-name="P100"><text:span text:style-name="T71">We</text:span><text:span text:style-name="T70"> hope that </text:span><text:span text:style-name="T72">the thesis</text:span><text:span text:style-name="T70"> could be an important resource, </text:span><text:span text:style-name="T72">at the very least,</text:span><text:span text:style-name="T70"> to time cell experiments, in the future.</text:span></text:p>
      <text:p text:style-name="P100"/>
      <text:p text:style-name="P123"><text:span text:style-name="T70">W</text:span><text:span text:style-name="T2">e made a very conscious effort to suppress any undue speculation on the thesis given scope – a toolkit to study time cells. Whenever necessary, we have emphasized if the results were preliminary or published. Towards this, we</text:span></text:p>
      <text:p text:style-name="P101"/>
      <text:p text:style-name="P62">1) Standardized Behaviour – Trace Eye-Blink Conditioning (TEC) in head-fixed mice,</text:p>
      <text:p text:style-name="P101"/>
      <text:p text:style-name="P101"><text:span text:style-name="T15">2) Standardized Imaging – Chronic 2p Calcium Imaging of hippocampal CA1, </text:span><text:span text:style-name="T24">in vivo</text:span><text:span text:style-name="T41">, and,</text:span></text:p>
      <text:p text:style-name="P123"/>
      <text:p text:style-name="P66">3) Benchmarked Analysis – Multiple analysis algorithms for detecting time cells in physiological datase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zh" style:country-asian="CN" style:font-name-complex="Cambria1"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04T09:32:39.452960888</meta:creation-date>
    <dc:date>2023-07-19T01:06:35.666301053</dc:date>
    <meta:editing-duration>PT20H33M59S</meta:editing-duration>
    <meta:editing-cycles>67</meta:editing-cycles>
    <meta:generator>LibreOffice/6.4.7.2$Linux_X86_64 LibreOffice_project/40$Build-2</meta:generator>
    <meta:document-statistic meta:table-count="0" meta:image-count="0" meta:object-count="0" meta:page-count="23" meta:paragraph-count="225" meta:word-count="7123" meta:character-count="44306" meta:non-whitespace-character-count="37360"/>
  </office:meta>
</office:document-meta>
</file>